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TheSansMonoConNormal1" svg:font-family="TheSansMonoConNormal" style:font-pitch="fixed"/>
    <style:font-face style:name="Albany AMT" svg:font-family="'Albany AMT'"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automatic-styles>
    <style:style style:name="P1" style:family="paragraph" style:parent-style-name="Chapter_20_Number" style:master-page-name="Standard"/>
    <style:style style:name="P2" style:family="paragraph" style:parent-style-name="Body_20_Text">
      <style:text-properties style:font-name="Times New Roman1" style:font-name-asian="Times New Roman" style:font-name-complex="Times New Roman"/>
    </style:style>
    <style:style style:name="P3" style:family="paragraph" style:parent-style-name="Body_20_Text">
      <style:text-properties style:font-name="Times New Roman1"/>
    </style:style>
    <style:style style:name="P4" style:family="paragraph" style:parent-style-name="Bullet_20_First" style:list-style-name="L1">
      <style:paragraph-properties fo:margin-left="0.4in" fo:margin-right="0in" fo:text-indent="-0.4in" style:auto-text-indent="false"/>
    </style:style>
    <style:style style:name="P5" style:family="paragraph" style:parent-style-name="Bullet" style:list-style-name="L1">
      <style:paragraph-properties fo:margin-left="0.4in" fo:margin-right="0in" fo:text-indent="-0.4in" style:auto-text-indent="false"/>
    </style:style>
    <style:style style:name="T1" style:family="text">
      <style:text-properties fo:font-weight="bold" style:font-weight-asian="bold" style:font-weight-complex="bold"/>
    </style:style>
    <style:style style:name="T2" style:family="text" style:parent-style-name="Code_20_Inline">
      <style:text-properties fo:font-weight="bold" style:font-weight-asian="bold" style:font-weight-complex="bold"/>
    </style:style>
    <style:style style:name="T3" style:family="text">
      <style:text-properties style:font-name="TheSansMonoConNormal1" style:font-name-asian="Times New Roman" style:font-name-complex="Times New Roman"/>
    </style:style>
    <style:style style:name="T4" style:family="text" style:parent-style-name="Code_20_Inline">
      <style:text-properties style:font-name="TheSansMonoConNormal1" style:font-name-asian="Times New Roman" style:font-name-complex="Times New Roman"/>
    </style:style>
    <style:style style:name="T5" style:family="text">
      <style:text-properties style:font-name="Times New Roman1" style:font-name-asian="Times New Roman" style:font-name-complex="Times New Roman"/>
    </style:style>
    <style:style style:name="T6" style:family="text" style:parent-style-name="Code_20_Inline">
      <style:text-properties style:font-name="TheSansMonoConNormal" style:font-name-asian="Times New Roman" style:font-name-complex="Times New Roman"/>
    </style:style>
    <style:style style:name="T7" style:family="text">
      <style:text-properties fo:font-weight="normal" style:font-weight-asian="normal" style:font-weight-complex="normal"/>
    </style:style>
    <style:style style:name="T8" style:family="text" style:parent-style-name="Code_20_Inline">
      <style:text-properties style:font-name="TheSansMonoConNormal"/>
    </style:style>
    <style:style style:name="T9" style:family="text">
      <style:text-properties style:font-name="Times New Roman1"/>
    </style:style>
    <style:style style:name="T10" style:family="text">
      <style:text-properties fo:font-style="italic" style:font-style-asian="italic" style:font-style-complex="italic"/>
    </style:style>
    <style:style style:name="T11" style:family="text" style:parent-style-name="Code_20_Inline">
      <style:text-properties style:font-name="Times New Roman1" style:font-name-asian="Times New Roman" style:font-name-complex="Times New Roman"/>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number-style style:name="N0">
      <number:number number:min-integer-digits="1"/>
    </number:number-style>
  </office:automatic-styles>
  <office:body>
    <office:text>
      <text:tracked-changes>
        <text:changed-region text:id="ct1242624600">
          <text:insertion>
            <office:change-info>
              <dc:creator>Ray Lischner</dc:creator>
              <dc:date>2006-09-20T15:13:00</dc:date>
            </office:change-info>
          </text:insertion>
        </text:changed-region>
        <text:changed-region text:id="ct1242627176">
          <text:insertion>
            <office:change-info>
              <dc:creator>Matthew Moodie</dc:creator>
              <dc:date>2006-08-15T15:01:00</dc:date>
            </office:change-info>
          </text:insertion>
        </text:changed-region>
        <text:changed-region text:id="ct1242624376">
          <text:deletion>
            <office:change-info>
              <dc:creator>Matthew Moodie</dc:creator>
              <dc:date>2006-08-15T15:01:00</dc:date>
            </office:change-info>
            <text:p text:style-name="Body_20_Text">For a basic subset of characters, such as the letters, digits, and punctuation symbols that C++ itself uses, character set issues rarely arise</text:p>
          </text:deletion>
        </text:changed-region>
        <text:changed-region text:id="ct1242757808">
          <text:deletion>
            <office:change-info>
              <dc:creator>Matthew Moodie</dc:creator>
              <dc:date>2006-08-15T15:02:00</dc:date>
            </office:change-info>
            <text:p text:style-name="Body_20_Text">try extremely </text:p>
          </text:deletion>
        </text:changed-region>
        <text:changed-region text:id="ct1242588408">
          <text:insertion>
            <office:change-info>
              <dc:creator>Matthew Moodie</dc:creator>
              <dc:date>2006-08-15T15:02:00</dc:date>
            </office:change-info>
          </text:insertion>
        </text:changed-region>
        <text:changed-region text:id="ct1241883752">
          <text:insertion>
            <office:change-info>
              <dc:creator>Ray Lischner</dc:creator>
              <dc:date>2006-09-15T14:55:00</dc:date>
            </office:change-info>
          </text:insertion>
        </text:changed-region>
        <text:changed-region text:id="ct1242587848">
          <text:deletion>
            <office:change-info>
              <dc:creator>Matthew Moodie</dc:creator>
              <dc:date>2006-08-15T15:03:00</dc:date>
            </office:change-info>
            <text:p text:style-name="Body_20_Text">for </text:p>
          </text:deletion>
        </text:changed-region>
        <text:changed-region text:id="ct1241884872">
          <text:deletion>
            <office:change-info>
              <dc:creator>Matthew Moodie</dc:creator>
              <dc:date>2006-08-15T15:03:00</dc:date>
            </office:change-info>
            <text:p text:style-name="Body_20_Text">ing</text:p>
          </text:deletion>
        </text:changed-region>
        <text:changed-region text:id="ct1243118000">
          <text:deletion>
            <office:change-info>
              <dc:creator>Matthew Moodie</dc:creator>
              <dc:date>2006-08-15T15:03:00</dc:date>
            </office:change-info>
            <text:p text:style-name="Body_20_Text">ing</text:p>
          </text:deletion>
        </text:changed-region>
        <text:changed-region text:id="ct1243011944">
          <text:insertion>
            <office:change-info>
              <dc:creator>Ray Lischner</dc:creator>
              <dc:date>2006-09-15T14:56:00</dc:date>
            </office:change-info>
          </text:insertion>
        </text:changed-region>
        <text:changed-region text:id="ct1242588856">
          <text:deletion>
            <office:change-info>
              <dc:creator>Ray Lischner</dc:creator>
              <dc:date>2006-09-15T14:56:00</dc:date>
            </office:change-info>
            <text:p text:style-name="Body_20_Text"><text:span text:style-name="T1">4</text:span></text:p>
          </text:deletion>
        </text:changed-region>
        <text:changed-region text:id="ct1242588968">
          <text:insertion>
            <office:change-info>
              <dc:creator>Ray Lischner</dc:creator>
              <dc:date>2006-09-20T14:55:00</dc:date>
            </office:change-info>
          </text:insertion>
        </text:changed-region>
        <text:changed-region text:id="ct1246821560">
          <text:insertion>
            <office:change-info>
              <dc:creator>Ray Lischner</dc:creator>
              <dc:date>2006-09-15T14:57:00</dc:date>
            </office:change-info>
          </text:insertion>
        </text:changed-region>
        <text:changed-region text:id="ct1246821448">
          <text:deletion>
            <office:change-info>
              <dc:creator>Ray Lischner</dc:creator>
              <dc:date>2006-09-20T15:19:00</dc:date>
            </office:change-info>
            <text:p text:style-name="Body_20_Text">clar</text:p>
          </text:deletion>
        </text:changed-region>
        <text:changed-region text:id="ct1246821336">
          <text:insertion>
            <office:change-info>
              <dc:creator>Ray Lischner</dc:creator>
              <dc:date>2006-09-20T15:19:00</dc:date>
            </office:change-info>
          </text:insertion>
        </text:changed-region>
        <text:changed-region text:id="ct1246821224">
          <text:deletion>
            <office:change-info>
              <dc:creator>Matthew Moodie</dc:creator>
              <dc:date>2006-08-15T15:05:00</dc:date>
            </office:change-info>
            <text:p text:style-name="Body_20_Text">.</text:p>
          </text:deletion>
        </text:changed-region>
        <text:changed-region text:id="ct1246821112">
          <text:insertion>
            <office:change-info>
              <dc:creator>Matthew Moodie</dc:creator>
              <dc:date>2006-08-15T15:05:00</dc:date>
            </office:change-info>
          </text:insertion>
        </text:changed-region>
        <text:changed-region text:id="ct1243414164">
          <text:insertion>
            <office:change-info>
              <dc:creator>Ray Lischner</dc:creator>
              <dc:date>2006-09-15T14:59:00</dc:date>
            </office:change-info>
          </text:insertion>
        </text:changed-region>
        <text:changed-region text:id="ct1246398368">
          <text:deletion>
            <office:change-info>
              <dc:creator>Ray Lischner</dc:creator>
              <dc:date>2006-09-15T14:59:00</dc:date>
            </office:change-info>
            <text:p text:style-name="Body_20_Text_20_First"><text:span text:style-name="Code_20_Inline">pha</text:span></text:p>
          </text:deletion>
        </text:changed-region>
        <text:changed-region text:id="ct1243098860">
          <text:insertion>
            <office:change-info>
              <dc:creator>Ray Lischner</dc:creator>
              <dc:date>2006-09-20T15:14:00</dc:date>
            </office:change-info>
          </text:insertion>
        </text:changed-region>
        <text:changed-region text:id="ct1242621620">
          <text:deletion>
            <office:change-info>
              <dc:creator>Ray Lischner</dc:creator>
              <dc:date>2006-09-15T14:59:00</dc:date>
            </office:change-info>
            <text:p text:style-name="Body_20_Text_20_First">bet</text:p>
          </text:deletion>
        </text:changed-region>
        <text:changed-region text:id="ct1243096620">
          <text:insertion>
            <office:change-info>
              <dc:creator>Ray Lischner</dc:creator>
              <dc:date>2006-09-15T14:59:00</dc:date>
            </office:change-info>
          </text:insertion>
        </text:changed-region>
        <text:changed-region text:id="ct1243011608">
          <text:insertion>
            <office:change-info>
              <dc:creator>Ray Lischner</dc:creator>
              <dc:date>2006-09-15T14:59:00</dc:date>
            </office:change-info>
          </text:insertion>
        </text:changed-region>
        <text:changed-region text:id="ct1243012056">
          <text:deletion>
            <office:change-info>
              <dc:creator>Ray Lischner</dc:creator>
              <dc:date>2006-09-15T14:59:00</dc:date>
            </office:change-info>
            <text:p text:style-name="Body_20_Text_20_First"><text:span text:style-name="Code_20_Inline">pha</text:span></text:p>
          </text:deletion>
        </text:changed-region>
        <text:changed-region text:id="ct1241893292">
          <text:deletion>
            <office:change-info>
              <dc:creator>Ray Lischner</dc:creator>
              <dc:date>2006-09-15T15:00:00</dc:date>
            </office:change-info>
            <text:p text:style-name="Body_20_Text_20_First">bet</text:p>
          </text:deletion>
        </text:changed-region>
        <text:changed-region text:id="ct1241893740">
          <text:insertion>
            <office:change-info>
              <dc:creator>Ray Lischner</dc:creator>
              <dc:date>2006-09-15T15:00:00</dc:date>
            </office:change-info>
          </text:insertion>
        </text:changed-region>
        <text:changed-region text:id="ct1242624712">
          <text:insertion>
            <office:change-info>
              <dc:creator>Ray Lischner</dc:creator>
              <dc:date>2006-09-15T15:00:00</dc:date>
            </office:change-info>
          </text:insertion>
        </text:changed-region>
        <text:changed-region text:id="ct1243011160">
          <text:deletion>
            <office:change-info>
              <dc:creator>Ray Lischner</dc:creator>
              <dc:date>2006-09-15T15:00:00</dc:date>
            </office:change-info>
            <text:p text:style-name="Body_20_Text"><text:span text:style-name="T2">pha</text:span></text:p>
          </text:deletion>
        </text:changed-region>
        <text:changed-region text:id="ct1241881152">
          <text:insertion>
            <office:change-info>
              <dc:creator>Ray Lischner</dc:creator>
              <dc:date>2006-09-15T15:00:00</dc:date>
            </office:change-info>
          </text:insertion>
        </text:changed-region>
        <text:changed-region text:id="ct1241882160">
          <text:deletion>
            <office:change-info>
              <dc:creator>Ray Lischner</dc:creator>
              <dc:date>2006-09-15T15:00:00</dc:date>
            </office:change-info>
            <text:p text:style-name="Body_20_Text"><text:span text:style-name="Code_20_Inline">pha</text:span></text:p>
          </text:deletion>
        </text:changed-region>
        <text:changed-region text:id="ct1241881712">
          <text:insertion>
            <office:change-info>
              <dc:creator>Ray Lischner</dc:creator>
              <dc:date>2006-09-15T15:01:00</dc:date>
            </office:change-info>
          </text:insertion>
        </text:changed-region>
        <text:changed-region text:id="ct1241881824">
          <text:deletion>
            <office:change-info>
              <dc:creator>Ray Lischner</dc:creator>
              <dc:date>2006-09-15T15:01:00</dc:date>
            </office:change-info>
            <text:p text:style-name="Code_20_Bold">pha</text:p>
          </text:deletion>
        </text:changed-region>
        <text:changed-region text:id="ct1241865772">
          <text:insertion>
            <office:change-info>
              <dc:creator>Ray Lischner</dc:creator>
              <dc:date>2006-09-15T15:02:00</dc:date>
            </office:change-info>
          </text:insertion>
        </text:changed-region>
        <text:changed-region text:id="ct1242626280">
          <text:deletion>
            <office:change-info>
              <dc:creator>Ray Lischner</dc:creator>
              <dc:date>2006-09-15T15:02:00</dc:date>
            </office:change-info>
            <text:p text:style-name="Body_20_Text"><text:span text:style-name="Code_20_Inline">pha</text:span></text:p>
          </text:deletion>
        </text:changed-region>
        <text:changed-region text:id="ct1241865660">
          <text:insertion>
            <office:change-info>
              <dc:creator>Ray Lischner</dc:creator>
              <dc:date>2006-09-15T15:02:00</dc:date>
            </office:change-info>
          </text:insertion>
        </text:changed-region>
        <text:changed-region text:id="ct1241848712">
          <text:deletion>
            <office:change-info>
              <dc:creator>Ray Lischner</dc:creator>
              <dc:date>2006-09-15T15:02:00</dc:date>
            </office:change-info>
            <text:p text:style-name="Body_20_Text">5</text:p>
          </text:deletion>
        </text:changed-region>
        <text:changed-region text:id="ct1241865548">
          <text:insertion>
            <office:change-info>
              <dc:creator>Ray Lischner</dc:creator>
              <dc:date>2006-09-15T15:04:00</dc:date>
            </office:change-info>
          </text:insertion>
        </text:changed-region>
        <text:changed-region text:id="ct1241907664">
          <text:deletion>
            <office:change-info>
              <dc:creator>Ray Lischner</dc:creator>
              <dc:date>2006-09-15T15:04:00</dc:date>
            </office:change-info>
            <text:p text:style-name="Body_20_Text"><text:span text:style-name="T1">W</text:span></text:p>
          </text:deletion>
        </text:changed-region>
        <text:changed-region text:id="ct1242587512">
          <text:insertion>
            <office:change-info>
              <dc:creator>Ray Lischner</dc:creator>
              <dc:date>2006-09-15T15:04:00</dc:date>
            </office:change-info>
          </text:insertion>
        </text:changed-region>
        <text:changed-region text:id="ct1243270236">
          <text:insertion>
            <office:change-info>
              <dc:creator>Ray Lischner</dc:creator>
              <dc:date>2006-09-20T15:15:00</dc:date>
            </office:change-info>
          </text:insertion>
        </text:changed-region>
        <text:changed-region text:id="ct1242625608">
          <text:deletion>
            <office:change-info>
              <dc:creator>Ray Lischner</dc:creator>
              <dc:date>2006-09-20T15:19:00</dc:date>
            </office:change-info>
            <text:p text:style-name="Body_20_Text">clar</text:p>
          </text:deletion>
        </text:changed-region>
        <text:changed-region text:id="ct1241283676">
          <text:insertion>
            <office:change-info>
              <dc:creator>Ray Lischner</dc:creator>
              <dc:date>2006-09-20T15:19:00</dc:date>
            </office:change-info>
          </text:insertion>
        </text:changed-region>
        <text:changed-region text:id="ct1242625496">
          <text:insertion>
            <office:change-info>
              <dc:creator>Ray Lischner</dc:creator>
              <dc:date>2006-09-15T15:08:00</dc:date>
            </office:change-info>
          </text:insertion>
        </text:changed-region>
        <text:changed-region text:id="ct1241283900">
          <text:deletion>
            <office:change-info>
              <dc:creator>Ray Lischner</dc:creator>
              <dc:date>2006-09-15T15:08:00</dc:date>
            </office:change-info>
            <text:p text:style-name="Body_20_Text"><text:span text:style-name="Code_20_Inline">pha</text:span></text:p>
          </text:deletion>
        </text:changed-region>
        <text:changed-region text:id="ct1243154756">
          <text:deletion>
            <office:change-info>
              <dc:creator>Ray Lischner</dc:creator>
              <dc:date>2006-09-15T15:08:00</dc:date>
            </office:change-info>
            <text:p text:style-name="Code_20_Bold">std::</text:p>
          </text:deletion>
        </text:changed-region>
        <text:changed-region text:id="ct1243155652">
          <text:insertion>
            <office:change-info>
              <dc:creator>Ray Lischner</dc:creator>
              <dc:date>2006-09-15T15:09:00</dc:date>
            </office:change-info>
          </text:insertion>
        </text:changed-region>
        <text:changed-region text:id="ct1243154644">
          <text:deletion>
            <office:change-info>
              <dc:creator>Ray Lischner</dc:creator>
              <dc:date>2006-09-15T15:08:00</dc:date>
            </office:change-info>
            <text:p text:style-name="Code_20_Bold">std::</text:p>
          </text:deletion>
        </text:changed-region>
        <text:changed-region text:id="ct1243193816">
          <text:insertion>
            <office:change-info>
              <dc:creator>Ray Lischner</dc:creator>
              <dc:date>2006-09-15T15:08:00</dc:date>
            </office:change-info>
          </text:insertion>
        </text:changed-region>
        <text:changed-region text:id="ct1243156324">
          <text:insertion>
            <office:change-info>
              <dc:creator>Ray Lischner</dc:creator>
              <dc:date>2006-09-15T15:09:00</dc:date>
            </office:change-info>
          </text:insertion>
        </text:changed-region>
        <text:changed-region text:id="ct1234443352">
          <text:deletion>
            <office:change-info>
              <dc:creator>Ray Lischner</dc:creator>
              <dc:date>2006-09-15T15:09:00</dc:date>
            </office:change-info>
            <text:p text:style-name="Code_20_Bold">pha</text:p>
          </text:deletion>
        </text:changed-region>
      </text:tracked-changes>
      <text:variable-decls>
        <text:variable-decl office:value-type="float" text:name="chapter"/>
        <text:variable-decl office:value-type="float" text:name="comme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variable-set text:name="comment" text:display="none" text:formula="ooow:0" office:value-type="float" office:value="0" style:data-style-name="N0"/>Exploration <text:variable-set text:name="chapter" office:value-type="float" office:value="17" style:data-style-name="N0">17</text:variable-set></text:p>
      <text:p text:style-name="Chapter_20_Title">Character Categories</text:p>
      <text:p text:style-name="Body_20_Text_20_First"><text:hidden-text text:condition="ooow:comment == 1" text:string-value="Overall comment: I appreciate your introduction of locales but strongly question whether this is the place to do it. If you feel that it is I think you need to clean up this section to remove extraneous details such as allowing digits in words. Define a word as a strictly contiguous sequence of letters. Make any other inclusion an error for the time being. At the end of the section mention that the definition of a word probably needs extending to allow for hyphens and apostrophes. Leave discusion of numerical items for another time. The focus of this section seems to be use of locales so stick to that. It is far too big a topic to be diluted. Also note that despite the heading, this section is NOT, as written, about Caracter Categories." text:is-hidden="true">Overall comment: I appreciate your introduction of locales but strongly question whether this is the place to do it. If you feel that it is I think you need to clean up this section to remove extraneous details such as allowing digits in words. Define a word as a strictly contiguous sequence of letters. Make any other inclusion an error for the time being. At the end of the section mention that the definition of a word probably needs extending to allow for hyphens and apostrophes. Leave discusion of numerical items for another time. The focus of this section seems to be use of locales so stick to that. It is far too big a topic to be diluted. Also note that despite the heading, this section is NOT, as written, about Caracter Categories.</text:hidden-text><text:change-start text:change-id="ct1242624600"/><text:hidden-text text:condition="ooow:" text:string-value="[RL] The first half is about character categories, and the second half is a long-winded explanation of how to modify the main character-category program." text:is-hidden="true"/><text:change-end text:change-id="ct1242624600"/>Exploration 15 discussed characters, and this exploration continues that discussion with character classification. It turns out to be more complicated that you might have expected.</text:p>
      <text:p text:style-name="Heading_20_1">Character Sets</text:p>
      <text:p text:style-name="Body_20_Text_20_First">As you learned in Exploration 15, the numeric value of a character, such as <text:span text:style-name="Code_20_Inline">'A'</text:span>, depends on the character set. The compiler must decide, typically based on preferences that the end user selects in the host operating system, which character set to use at compile time and at runtime.</text:p>
      <text:p text:style-name="Body_20_Text"><text:change-start text:change-id="ct1242627176"/>Character set issues rarely arise for the basic subset of characters -- such as letters, digits, and punctuation symbols -- that are used to write C++ source code<text:change-end text:change-id="ct1242627176"/><text:change text:change-id="ct1242624376"/>. Although it is conceivable that you could compile a program using ISO 8859-1 and run that program using EBCDIC, you would probably have to <text:change text:change-id="ct1242757808"/><text:change-start text:change-id="ct1242588408"/>work <text:change-end text:change-id="ct1242588408"/>hard to arrange such a feat. Most likely, you will find yourself using one or more character sets that share some common characteristics. All the ISO 8859 character sets, for example, use the same numeric values for the letters of the Roman alphabet, digits, and basic punctuation. Even most Asian character sets preserve the values of these <text:change-start text:change-id="ct1241883752"/>basic <text:change-end text:change-id="ct1241883752"/>characters.</text:p>
      <text:p text:style-name="Body_20_Text">Thus, most programmers blithely ignore the character set issue. We use character literals, such as <text:span text:style-name="Code_20_Inline">'%'</text:span> and assume the program will work the way we expect it to, on any system, anywhere in the world. And we are usually right. But not always.</text:p>
      <text:p text:style-name="Body_20_Text">Assuming that the basic characters are always available in a portable manner, we can modify the word-counting program to treat only letters as characters that make up a word. The program would no longer count <text:span text:style-name="Code_20_Inline">right</text:span> and <text:span text:style-name="Code_20_Inline">right.</text:span> as two distinct words. The <text:span text:style-name="Code_20_Inline">string</text:span> type offers several member functions that can help us: <text:change text:change-id="ct1242587848"/>search<text:change text:change-id="ct1241884872"/> in strings, extract<text:change text:change-id="ct1243118000"/> substrings, and so on.</text:p>
      <text:p text:style-name="Body_20_Text">For example, you can build a string that contains only the letters and any other characters that you want to consider to be part of a word (such as <text:span text:style-name="Code_20_Inline">'-'</text:span>). After reading each word from the input stream, make a copy of the word, but keep only the characters that are in the string of acceptable characters. Use the <text:span text:style-name="Code_20_Inline">find</text:span> member function to try to find each character; <text:span text:style-name="Code_20_Inline">find</text:span> returns the zero-based index of the character if found, or <text:span text:style-name="Code_20_Inline">std::string::npos</text:span> if not found.</text:p>
      <text:p text:style-name="Body_20_Text"><text:span text:style-name="T1">Using the </text:span><text:span text:style-name="T2">find</text:span><text:span text:style-name="T1"> function, rewrite Listing 1</text:span><text:change-start text:change-id="ct1243011944"/><text:span text:style-name="T1">5</text:span><text:change-end text:change-id="ct1243011944"/><text:change text:change-id="ct1242588856"/><text:span text:style-name="T1">-1 to clean up the word string prior to inserting it in the map.</text:span> Test the program with a variety of input samples. How well does it work? Compare your program with Listing <text:variable-get text:name="chapter" office:value-type="float" style:data-style-name="N0">17</text:variable-get>-<text:reference-ref text:reference-format="text" text:ref-name="crude_code">1</text:reference-ref>.</text:p>
      <text:p text:style-name="Code_20_Caption">Listing <text:variable-get text:name="chapter" office:value-type="float" style:data-style-name="N0">17</text:variable-get>-<text:reference-mark-start text:name="crude_code"/><text:sequence text:ref-name="refText0" text:name="Text" text:formula="ooow:Text+1" style:num-format="1">1</text:sequence><text:reference-mark-end text:name="crude_code"/>. Counting words, restricting words to letters and letter-like characters</text:p>
      <text:p text:style-name="Code_20_First">#include &lt;iomanip&gt;<text:change-start text:change-id="ct1242588968"/></text:p>
      <text:p text:style-name="Code">#include &lt;ios&gt;<text:change-end text:change-id="ct1242588968"/></text:p>
      <text:p text:style-name="Code">#include &lt;iostream&gt;</text:p>
      <text:p text:style-name="Code">#include &lt;istream&gt;</text:p>
      <text:p text:style-name="Code">#include &lt;map&gt;</text:p>
      <text:p text:style-name="Code">#include &lt;ostream&gt;</text:p>
      <text:p text:style-name="Code">#include &lt;string&gt;</text:p>
      <text:p text:style-name="Code"/>
      <text:p text:style-name="Code">int main()</text:p>
      <text:p text:style-name="Code">{</text:p>
      <text:p text:style-name="Code"><text:s text:c="2"/>using namespace std;</text:p>
      <text:p text:style-name="Code"><text:s text:c="2"/>typedef map&lt;string, int&gt; <text:s text:c="3"/>count_map;</text:p>
      <text:p text:style-name="Code"><text:s text:c="2"/>typedef count_map::iterator count_iter;</text:p>
      <text:p text:style-name="Code"><text:s text:c="2"/>typedef string::size_type <text:s text:c="2"/>str_size;</text:p>
      <text:p text:style-name="Code"/>
      <text:p text:style-name="Code"><text:s text:c="2"/>count_map counts;</text:p>
      <text:p text:style-name="Code"><text:s text:c="2"/>string word;</text:p>
      <text:p text:style-name="Code"/>
      <text:p text:style-name="Code"><text:s text:c="2"/>// Read words from the standard input and count the number of times</text:p>
      <text:p text:style-name="Code"><text:s text:c="2"/>// each word occurs.</text:p>
      <text:p text:style-name="Code_20_Bold"><text:s text:c="2"/>string okay("ABCDEFGHIJKLMNOPQRSTUVWXYZ"</text:p>
      <text:p text:style-name="Code_20_Bold"><text:s text:c="14"/>"abcdefghijklmnopqrstuvwxyz"</text:p>
      <text:p text:style-name="Code_20_Bold"><text:s text:c="14"/>"0123456789-_");</text:p>
      <text:p text:style-name="Code"><text:s text:c="2"/>while (cin &gt;&gt; word)</text:p>
      <text:p text:style-name="Code"><text:s text:c="2"/>{</text:p>
      <text:p text:style-name="Code_20_Bold"><text:s text:c="4"/>// Make a copy of word, keeping only the characters that appear in okay.</text:p>
      <text:p text:style-name="Code_20_Bold"><text:s text:c="4"/>string copy;</text:p>
      <text:p text:style-name="Code_20_Bold"><text:s text:c="4"/>for (string::iterator w(word.begin()); w != word.end(); ++w)</text:p>
      <text:p text:style-name="Code_20_Bold"><text:s text:c="6"/>if (okay.find(*w) != string::npos)</text:p>
      <text:p text:style-name="Code_20_Bold"><text:s text:c="8"/>copy.push_back(*w);</text:p>
      <text:p text:style-name="Code_20_Bold"><text:s text:c="4"/>// The "word" might be all punctuation, so the copy would be empty.</text:p>
      <text:p text:style-name="Code_20_Bold"><text:s text:c="4"/>// Don't count empty strings.</text:p>
      <text:p text:style-name="Code_20_Bold"><text:s text:c="4"/>if (not copy.empty())</text:p>
      <text:p text:style-name="Code_20_Bold"><text:s text:c="6"/>++counts[copy];</text:p>
      <text:p text:style-name="Code"><text:s text:c="2"/>}</text:p>
      <text:p text:style-name="Code"/>
      <text:p text:style-name="Code"><text:s text:c="2"/>// Determine the longest word.</text:p>
      <text:p text:style-name="Code"><text:s text:c="2"/>str_size longest(0);</text:p>
      <text:p text:style-name="Code"><text:s text:c="2"/>for (count_iter iter(counts.begin()); iter != counts.end(); ++iter)</text:p>
      <text:p text:style-name="Code"><text:s text:c="4"/>if (iter-&gt;first.size() &gt; longest)</text:p>
      <text:p text:style-name="Code"><text:s text:c="6"/>longest = iter-&gt;first.size();</text:p>
      <text:p text:style-name="Code"><text:s text:c="2"/></text:p>
      <text:p text:style-name="Code"><text:s text:c="2"/>// For each word/count pair...</text:p>
      <text:p text:style-name="Code"><text:s text:c="2"/>const int count_size(10); // Number of places for printing the count</text:p>
      <text:p text:style-name="Code"><text:s text:c="2"/>for (count_iter iter(counts.begin()); iter != counts.end(); ++iter)</text:p>
      <text:p text:style-name="Code"><text:s text:c="4"/>// Print the word, count, newline. Keep the columns neatly aligned.</text:p>
      <text:p text:style-name="Code"><text:s text:c="4"/>cout &lt;&lt; setw(longest) <text:s text:c="3"/>&lt;&lt; left &lt;&lt; iter-&gt;first &lt;&lt;</text:p>
      <text:p text:style-name="Code"><text:s text:c="12"/>setw(count_size) &lt;&lt; right &lt;&lt; iter-&gt;second &lt;&lt; '\n';</text:p>
      <text:p text:style-name="Code_20_Last">}</text:p>
      <text:p text:style-name="Body_20_Text_20_Cont">Some of you might have written a program very similar to mine<text:hidden-text text:condition="ooow:comment == 1" text:string-value=" I feel it is rather past time you introduced user written free functions. That main() is altogether too large and your more experienced readers will be beginning to feel irritated. Once the various parts are pulled out into their own functions readers can happily work at improving susc things as extracting a word and stripping it of undesirable parts. allowing an underscore as part of a word but not a single quote is a bit odd. it means that &quot;its&quot; and &quot;it's&quot; will be treated as the same word." text:is-hidden="true"> I feel it is rather past time you introduced user written free functions. That main() is altogether too large and your more experienced readers will be beginning to feel irritated. Once the various parts are pulled out into their own functions readers can happily work at improving susc things as extracting a word and stripping it of undesirable parts. allowing an underscore as part of a word but not a single quote is a bit odd. it means that "its" and "it's" will be treated as the same word.</text:hidden-text><text:change-start text:change-id="ct1246821560"/>[Real soon]<text:change-end text:change-id="ct1246821560"/>. Others, especially those living outside the USA, might have written a slightly different program. Perhaps you included other characters in your string of acceptable characters.</text:p>
      <text:p text:style-name="Body_20_Text">For example, if you are French and using Microsoft Windows (and the Windows 1252 character set), you might have de<text:change text:change-id="ct1246821448"/><text:change-start text:change-id="ct1246821336"/>fin<text:change-end text:change-id="ct1246821336"/>ed <text:span text:style-name="Code_20_Inline">okay</text:span> as follows:</text:p>
      <text:p text:style-name="Code_20_First">string okay("ABCDEFGHIJKLMNOPQRSTUVWXYZ<text:span text:style-name="T3">ÀÁÄÇÈÉÊËÎÏÔÙÛÜŒŸ</text:span>"</text:p>
      <text:p text:style-name="Code"><text:s text:c="12"/>"abcdefghijklmnopqrstuvwxyz<text:span text:style-name="T3">àáäçèéêëîïöùûüœÿ</text:span>"</text:p>
      <text:p text:style-name="Code_20_Last"><text:s text:c="12"/>"0123456789-_");</text:p>
      <text:p text:style-name="Body_20_Text">But what if you then try to compile and run this program in a different environment, particularly one that uses the ISO 8859-1 character set (popular on UNIX systems)<text:change text:change-id="ct1246821224"/><text:change-start text:change-id="ct1246821112"/>?<text:change-end text:change-id="ct1246821112"/> ISO 8859-1 and Windows 1252 share many character codes, but differ in a few significant ways. In particular, the characters <text:span text:style-name="Code_20_Inline">'</text:span><text:span text:style-name="T4">Œ'</text:span><text:span text:style-name="T5">, </text:span><text:span text:style-name="T6">'</text:span><text:span text:style-name="T4">œ'</text:span><text:span text:style-name="T5">, and </text:span><text:span text:style-name="T6">'Ÿ'</text:span> are missing from ISO 8859-1. As a result, the program would not compile successfully in an environment that uses ISO 8859-1 for the compile-time character set.</text:p>
      <text:p text:style-name="Body_20_Text">What if you want to share the program with a German user. That user surely would want to include letter such as <text:span text:style-name="Code_20_Inline">'</text:span><text:span text:style-name="T6">Ö'</text:span><text:span text:style-name="T5">, </text:span><text:span text:style-name="T6">'ö'</text:span><text:span text:style-name="T5">, and </text:span><text:span text:style-name="T6">'ß'</text:span><text:span text:style-name="T5"> as letters</text:span><text:span text:style-name="T5"><text:hidden-text text:condition="ooow:comment == 1" text:string-value="I am waiting with baited breath to see how you are going to tackle that one. German is a classic problem language because such functions as toupper and tolower will not work in situ" text:is-hidden="true">I am waiting with baited breath to see how you are going to tackle that one. German is a classic problem language because such functions as toupper and tolower will not work in situ</text:hidden-text></text:span><text:span text:style-name="T5">. What about Greek users? Russian users? Japanese users?</text:span></text:p>
      <text:p text:style-name="P2">We need a better solution. Wouldn’t it be nice if C++ provided a simple function that would tell us whether a character is a letter, without forcing us to hardcode exactly which characters are letters? Fortunately, it does.</text:p>
      <text:p text:style-name="Heading_20_1">Character Categories</text:p>
      <text:p text:style-name="Body_20_Text_20_First">An easier way to write the program in Listing <text:variable-get text:name="chapter" office:value-type="float" style:data-style-name="N0">17</text:variable-get>-<text:span text:style-name="T7"><text:reference-ref text:reference-format="text" text:ref-name="crude_code">1</text:reference-ref></text:span> is to call the <text:span text:style-name="Code_20_Inline">isal</text:span><text:change-start text:change-id="ct1243414164"/><text:span text:style-name="Code_20_Inline">num</text:span><text:change-end text:change-id="ct1243414164"/><text:change text:change-id="ct1246398368"/> function (declared in <text:span text:style-name="Code_20_Inline">&lt;locale&gt;</text:span><text:span text:style-name="Code_20_Inline"><text:hidden-text text:condition="ooow:comment == 1" text:string-value="Well maybe but &lt;cctype&gt; is a much more common choice as your readers may well be aware of cctype or ctype.h I think you have to tackle this issue (perhpas via a sidebar). Alternatively stick with the C versions which work perfectly with a global locale and leave the use of facet besed options for later." text:is-hidden="true">Well maybe but &lt;cctype&gt; is a much more common choice as your readers may well be aware of cctype or ctype.h I think you have to tackle this issue (perhpas via a sidebar). Alternatively stick with the C versions which work perfectly with a global locale and leave the use of facet besed options for later.</text:hidden-text></text:span><text:change-start text:change-id="ct1243098860"/><text:span text:style-name="Code_20_Inline"><text:hidden-text text:condition="ooow:" text:string-value="[RL] But the C versions require me to introduce type casting and unsigned char." text:is-hidden="true"/></text:span><text:change-end text:change-id="ct1243098860"/>). This function tells you whether a character is alpha<text:change text:change-id="ct1242621620"/><text:change-start text:change-id="ct1243096620"/>numer<text:change-end text:change-id="ct1243096620"/>ic in the runtime character set. The advantages of using <text:span text:style-name="Code_20_Inline">isal</text:span><text:change-start text:change-id="ct1243011608"/><text:span text:style-name="Code_20_Inline">num</text:span><text:change-end text:change-id="ct1243011608"/><text:change text:change-id="ct1243012056"/> is that you don’t need to enumerate all the possible alpha<text:change text:change-id="ct1241893292"/><text:change-start text:change-id="ct1241893740"/>num<text:change-end text:change-id="ct1241893740"/>ic characters, you don’t have to worry about differing character sets, and you don’t have to worry about accidentally omitting a character from the approved string.</text:p>
      <text:p text:style-name="Body_20_Text"><text:span text:style-name="T1">Rewrite Listing </text:span><text:span text:style-name="T1"><text:variable-get text:name="chapter" office:value-type="float" style:data-style-name="N0">17</text:variable-get></text:span><text:span text:style-name="T1">-</text:span><text:span text:style-name="T1"><text:reference-ref text:reference-format="text" text:ref-name="crude_code">1</text:reference-ref></text:span><text:span text:style-name="T1"> to call </text:span><text:span text:style-name="T2">isal</text:span><text:change-start text:change-id="ct1242624712"/><text:span text:style-name="T2">num</text:span><text:change-end text:change-id="ct1242624712"/><text:change text:change-id="ct1243011160"/><text:span text:style-name="T1"> instead of </text:span><text:span text:style-name="T2">find</text:span><text:span text:style-name="T2"><text:hidden-text text:condition="ooow:comment == 1" text:string-value="However your program is NOT a rewrite of the previous one. and isalpha is the wrong function for rewriting your previous program, use isalnum" text:is-hidden="true">However your program is NOT a rewrite of the previous one. and isalpha is the wrong function for rewriting your previous program, use isalnum</text:hidden-text></text:span><text:span text:style-name="T1">.</text:span> The first argument to <text:span text:style-name="Code_20_Inline">isal</text:span><text:change-start text:change-id="ct1241881152"/><text:span text:style-name="Code_20_Inline">num</text:span><text:change-end text:change-id="ct1241881152"/><text:change text:change-id="ct1241882160"/> is the character to test, and the second is <text:span text:style-name="Code_20_Inline">locale("")</text:span>. (Don’t worry yet about what that means. Have patience, and I’ll get to that soon.)</text:p>
      <text:p text:style-name="Body_20_Text">If you can, try running the program with a variety of alphabetic input, including accented characters. Compare the results with the results from your original program. The files that accompany this book include some samples in a variety of character sets. Choose the sample that matches your everyday character set and try running the program by redirecting the input to that file.</text:p>
      <text:p text:style-name="Body_20_Text">If you need help with the program, see my version of the program in Listing <text:variable-get text:name="chapter" office:value-type="float" style:data-style-name="N0">17</text:variable-get>-<text:reference-ref text:reference-format="text" text:ref-name="isalpha_code">2</text:reference-ref>. For the sake of brevity, I eliminated the neat-output part of the code, reverting to simple strings and tabs. Feel free to restore the pretty output, if you desire.</text:p>
      <text:p text:style-name="Code_20_Caption">Listing <text:variable-get text:name="chapter" office:value-type="float" style:data-style-name="N0">17</text:variable-get>-<text:reference-mark-start text:name="isalpha_code"/><text:sequence text:ref-name="refText1" text:name="Text" text:formula="ooow:Text+1" style:num-format="1">2</text:sequence><text:reference-mark-end text:name="isalpha_code"/>.Testing a character by calling <text:span text:style-name="Code_20_Inline">isalpha </text:span></text:p>
      <text:p text:style-name="Code_20_First">#include &lt;iostream&gt;</text:p>
      <text:p text:style-name="Code">#include &lt;istream&gt;</text:p>
      <text:p text:style-name="Code_20_Bold">#include &lt;locale&gt;</text:p>
      <text:p text:style-name="Code">#include &lt;map&gt;</text:p>
      <text:p text:style-name="Code">#include &lt;ostream&gt;</text:p>
      <text:p text:style-name="Code">#include &lt;string&gt;</text:p>
      <text:p text:style-name="Code"/>
      <text:p text:style-name="Code">int main()</text:p>
      <text:p text:style-name="Code">{</text:p>
      <text:p text:style-name="Code"><text:s text:c="2"/>using namespace std;</text:p>
      <text:p text:style-name="Code"><text:s text:c="2"/>typedef map&lt;string, int&gt; <text:s text:c="3"/>count_map;</text:p>
      <text:p text:style-name="Code"><text:s text:c="2"/>typedef count_map::iterator count_iter;</text:p>
      <text:p text:style-name="Code"/>
      <text:p text:style-name="Code"><text:s text:c="2"/>count_map counts;</text:p>
      <text:p text:style-name="Code"><text:s text:c="2"/>string word;</text:p>
      <text:p text:style-name="Code"/>
      <text:p text:style-name="Code"><text:s text:c="2"/>// Read words from the standard input and count the number of times</text:p>
      <text:p text:style-name="Code"><text:s text:c="2"/>// each word occurs.</text:p>
      <text:p text:style-name="Code"><text:s text:c="2"/>while (cin &gt;&gt; word)</text:p>
      <text:p text:style-name="Code"><text:s text:c="2"/>{</text:p>
      <text:p text:style-name="Code"><text:s text:c="4"/>// Make a copy of word, keeping only alphabetic characters.</text:p>
      <text:p text:style-name="Code"><text:s text:c="4"/>string copy;</text:p>
      <text:p text:style-name="Code"><text:s text:c="4"/>for (string::iterator w(word.begin()); w != word.end(); ++w)</text:p>
      <text:p text:style-name="Code_20_Bold"><text:s text:c="6"/>if (isal<text:change-start text:change-id="ct1241881712"/>num<text:change-end text:change-id="ct1241881712"/><text:change text:change-id="ct1241881824"/>(*w, locale("")))</text:p>
      <text:p text:style-name="Code"><text:s text:c="8"/>copy.push_back(*w);</text:p>
      <text:p text:style-name="Code"><text:s text:c="4"/>// The "word" might be all punctuation, so the copy would be empty.</text:p>
      <text:p text:style-name="Code"><text:s text:c="4"/>// Don't count empty strings.</text:p>
      <text:p text:style-name="Code"><text:s text:c="4"/>if (not copy.empty())</text:p>
      <text:p text:style-name="Code"><text:s text:c="6"/>++counts[copy];</text:p>
      <text:p text:style-name="Code"><text:s text:c="2"/>}</text:p>
      <text:p text:style-name="Code"/>
      <text:p text:style-name="Code"><text:s text:c="2"/>// For each word/count pair, print the word &amp; count on one line.</text:p>
      <text:p text:style-name="Code"><text:s text:c="2"/>for (count_iter iter(counts.begin()); iter != counts.end(); ++iter)</text:p>
      <text:p text:style-name="Code"><text:s text:c="4"/>cout &lt;&lt; iter-&gt;first &lt;&lt; '\t' &lt;&lt; iter-&gt;second &lt;&lt; '\n';</text:p>
      <text:p text:style-name="Code_20_Last">}</text:p>
      <text:p text:style-name="Body_20_Text">Now about that <text:span text:style-name="Code_20_Inline">locale("")</text:span> argument: the locale tells <text:span text:style-name="Code_20_Inline">isal</text:span><text:change-start text:change-id="ct1241865772"/><text:span text:style-name="Code_20_Inline">num</text:span><text:change-end text:change-id="ct1241865772"/><text:change text:change-id="ct1242626280"/> about the character set it should use to test the character. As you saw in Exploration 1<text:change-start text:change-id="ct1241865660"/>6<text:change-end text:change-id="ct1241865660"/><text:change text:change-id="ct1241848712"/>, the character set determines the identity of a character, given its numeric value. A user can change character sets while a program is running, so the program must keep track of the user’s actual character set, and not depend on the character set that was active when you compiled the program.</text:p>
      <text:p text:style-name="Body_20_Text">Download the files that accompany this book and find the text files whose names start with <text:span text:style-name="Code_20_Inline">sample</text:span>. <text:span text:style-name="T1">Find the one that best matches the character set you use every day, and supply that file as the redirected input to the program.</text:span> Look for the appearance of the special characters in the output.</text:p>
      <text:p text:style-name="Body_20_Text">Change <text:span text:style-name="Code_20_Inline">locale("")</text:span> to <text:span text:style-name="Code_20_Inline">locale()</text:span> in the boldface line of Listing <text:variable-get text:name="chapter" office:value-type="float" style:data-style-name="N0">17</text:variable-get>-<text:reference-ref text:reference-format="text" text:ref-name="isalpha_code">2</text:reference-ref>. Now compile and run the program with the same input. <text:change-start text:change-id="ct1241865548"/><text:span text:style-name="T1">Do you see a difference?</text:span> ~SSS <text:span text:style-name="T1">If so, </text:span><text:change-end text:change-id="ct1241865548"/><text:change text:change-id="ct1241907664"/><text:change-start text:change-id="ct1242587512"/><text:span text:style-name="T1">w</text:span><text:change-end text:change-id="ct1242587512"/><text:span text:style-name="T1">hat is the difference?</text:span><text:span text:style-name="T1"><text:hidden-text text:condition="ooow:comment == 1" text:string-value="poor question as is shown by your subsequent text. Do not ask people what the difference might be when there is a high probability that there will be none." text:is-hidden="true">poor question as is shown by your subsequent text. Do not ask people what the difference might be when there is a high probability that there will be none.</text:hidden-text></text:span></text:p>
      <text:p text:style-name="Body_20_Text_20_First">~LLL</text:p>
      <text:p text:style-name="Body_20_Text_20_First">~LLL</text:p>
      <text:p text:style-name="Body_20_Text">Without knowing more about your environment, it is hard for me to say. If you are using a Unicode character set, you won’t actually see any difference. The program does not treat any of the special characters as letters, even when you can plainly see they are letters. This is due to the way Unicode is implemented, and a future exploration will discuss this topic in depth.</text:p>
      <text:p text:style-name="Body_20_Text">Other users will notice that just one or two strings make it to the output. Western Europeans who use ISO 8859-1 might notice that <text:span text:style-name="T8">ÁÇÐÈ</text:span><text:span text:style-name="T9"> is considered a word. Greek users of ISO 8859-7 will see </text:span><text:span text:style-name="T8">ΑΒΓΔΕ</text:span><text:span text:style-name="T9"> as a word.</text:span></text:p>
      <text:p text:style-name="P3">Power users who know how to change their character sets on the fly can try several different options. You must change the character set that programs use at runtime and the character set that your console uses to display text.</text:p>
      <text:p text:style-name="P3">What is most noticeable is that the characters that the program considers to be letters vary from one character set to another. That’s the idea of different character sets, after all. The knowledge of which characters are letters in which character sets is embodied in the locale.</text:p>
      <text:p text:style-name="Heading_20_1">Locales</text:p>
      <text:p text:style-name="Body_20_Text_20_First">In C++, a <text:span text:style-name="T10">locale</text:span> is a collection of information about a culture, region, and language. The locale includes information about:</text:p>
      <text:list text:style-name="L1">
        <text:list-item>
          <text:p text:style-name="P4">formatting numbers, currency, dates, and time;</text:p>
        </text:list-item>
        <text:list-item>
          <text:p text:style-name="P5">classifying characters (letter, digit, punctuation, etc.)</text:p>
        </text:list-item>
        <text:list-item>
          <text:p text:style-name="P5">converting characters from uppercase to lowercase and <text:span text:style-name="T10">vice versa;</text:span></text:p>
        </text:list-item>
        <text:list-item>
          <text:p text:style-name="P5">sorting text (e.g., is <text:span text:style-name="Code_20_Inline">'A'</text:span> less than, equal to, or greater than <text:span text:style-name="Code_20_Inline">'</text:span><text:span text:style-name="T11">Å</text:span><text:span text:style-name="Code_20_Inline">'</text:span>?);</text:p>
        </text:list-item>
        <text:list-item>
          <text:p text:style-name="P5">message catalogs (for translations of strings that your program uses).</text:p>
        </text:list-item>
      </text:list>
      <text:p text:style-name="Body_20_Text_20_First">Every C++ program starts with minimal, standard locale, which is known as the <text:span text:style-name="T10">classic</text:span> or <text:span text:style-name="Code_20_Inline">"C"</text:span> locale. The <text:span text:style-name="Code_20_Inline">std::locale::classic()</text:span> function returns the classic locale. The unnamed locale, (<text:span text:style-name="Code_20_Inline">std::locale("")</text:span>), is the user’s preferences that C++ obtains from the host operating system. The locale with the empty-string argument is often known as the <text:span text:style-name="T10">native</text:span> locale.</text:p>
      <text:p text:style-name="Body_20_Text">The advantage of the classic locale is that behavior is known and fixed. If your program must read data in a fixed format, you don’t want the user’s preferences getting in the way. The advantage of the native format is that the user chose those preferences for a reason, and wants to see program output follow that format. A user who always specifies a date as day/month/year doesn’t want a program printing month/day/year just because that’s how they do things in the programmer’s home country.</text:p>
      <text:p text:style-name="Body_20_Text">Thus, the classic format is often used for reading and writing data files, and the native format is used to interpret input from the user and to present output directly to the user.</text:p>
      <text:p text:style-name="Body_20_Text">Every I/O stream has its own <text:span text:style-name="Code_20_Inline">locale</text:span> object. To affect the stream’s <text:span text:style-name="Code_20_Inline">locale</text:span>, call its <text:span text:style-name="Code_20_Inline">imbue</text:span> function, passing the <text:span text:style-name="Code_20_Inline">locale</text:span> object as the sole argument. (That’s right, <text:span text:style-name="Code_20_Inline">imbue</text:span>, not <text:span text:style-name="Code_20_Inline">setlocale</text:span>, or <text:span text:style-name="Code_20_Inline">setloc</text:span>—given that the <text:span text:style-name="Code_20_Inline">getloc</text:span> function returns a stream’s current locale—or anything else that might be easy to remember. On the other hand, <text:span text:style-name="Code_20_Inline">imbue</text:span> is such an unusual name for a member function, you might remember it for that reason alone.)</text:p>
      <text:p text:style-name="Body_20_Text">In other words, when C++ starts up, it initializes each stream with the classic locale as follows:</text:p>
      <text:p text:style-name="Code_20_First">std::cin.imbue(std::locale::classic());</text:p>
      <text:p text:style-name="Code_20_Last">std::cout.imbue(std::locale::classic());</text:p>
      <text:p text:style-name="Body_20_Text">Suppose you want to change the output stream to adopt the user’s native locale. Do this with the following at the start of your program:</text:p>
      <text:p text:style-name="Code_20_Single">std::cout.imbue(std::locale(""));</text:p>
      <text:p text:style-name="Body_20_Text">For example, suppose you need to write a program that reads a list of numbers from the standard input and computes the sum. The numbers are raw data from a scientific instrument, so they are written as digit strings. Therefore, you should continue to use the classic locale to read the input stream. The output is for the user’s benefit, so the output should use the native locale. <text:span text:style-name="T1">Write the program and try it with very large numbers, so the output will be greater than one thousand. What does the program print as its output?</text:span><text:span text:style-name="T7"> ~SSS</text:span></text:p>
      <text:p text:style-name="Body_20_Text">See Listing <text:variable-get text:name="chapter" office:value-type="float" style:data-style-name="N0">17</text:variable-get>-<text:reference-ref text:reference-format="text" text:ref-name="native_locale_code">3</text:reference-ref> for my approach to this problem.</text:p>
      <text:p text:style-name="Code_20_Caption">Listing <text:variable-get text:name="chapter" office:value-type="float" style:data-style-name="N0">17</text:variable-get>-<text:reference-mark-start text:name="native_locale_code"/><text:sequence text:ref-name="refText2" text:name="Text" text:formula="ooow:Text+1" style:num-format="1">3</text:sequence><text:reference-mark-end text:name="native_locale_code"/>. Using the native locale for output</text:p>
      <text:p text:style-name="Code_20_First">#include &lt;iostream&gt;</text:p>
      <text:p text:style-name="Code">#include &lt;istream&gt;</text:p>
      <text:p text:style-name="Code">#include &lt;locale&gt;</text:p>
      <text:p text:style-name="Code">#include &lt;ostream&gt;</text:p>
      <text:p text:style-name="Code"/>
      <text:p text:style-name="Code">int main()</text:p>
      <text:p text:style-name="Code">{</text:p>
      <text:p text:style-name="Code"><text:s text:c="2"/>std::cout.imbue(std::locale(""));</text:p>
      <text:p text:style-name="Code"><text:s text:c="2"/>int sum(0);</text:p>
      <text:p text:style-name="Code"><text:s text:c="2"/>int x;</text:p>
      <text:p text:style-name="Code"><text:s text:c="2"/>while (std::cin &gt;&gt; x)</text:p>
      <text:p text:style-name="Code"><text:s text:c="4"/>sum = sum + x;</text:p>
      <text:p text:style-name="Code"><text:s text:c="2"/>std::cout &lt;&lt; "sum = " &lt;&lt; sum &lt;&lt; '\n';</text:p>
      <text:p text:style-name="Code_20_Last">}</text:p>
      <text:p text:style-name="Body_20_Text">When I run the program in Listing <text:variable-get text:name="chapter" office:value-type="float" style:data-style-name="N0">17</text:variable-get>-<text:reference-ref text:reference-format="text" text:ref-name="native_locale_code">3</text:reference-ref>, in my default locale (USA), I get a result of the form:</text:p>
      <text:p text:style-name="Code_20_Single"><text:hidden-text text:condition="ooow:" text:string-value=".txt" text:is-hidden="true"/>sum = 1,234,567</text:p>
      <text:p text:style-name="Body_20_Text">Notice the commas that separate thousands. In some European countries, you might get the following instead:</text:p>
      <text:p text:style-name="Code_20_Single"><text:hidden-text text:condition="ooow:" text:string-value=".txt" text:is-hidden="true"/>sum = 1.234.567</text:p>
      <text:p text:style-name="Body_20_Text">You should get a result that conforms to native customs, or at least follows the preferences that you set in your host operating system<text:hidden-text text:condition="ooow:comment == 1" text:string-value="all this is perfectly true yet very few if any of your readers will be in a position to see any differences because most of your readers will be in parts of the world where the thousands separator, for example, is a comma." text:is-hidden="true">all this is perfectly true yet very few if any of your readers will be in a position to see any differences because most of your readers will be in parts of the world where the thousands separator, for example, is a comma.</text:hidden-text><text:change-start text:change-id="ct1243270236"/><text:hidden-text text:condition="ooow:" text:string-value="[RL] I am more optimistic about international sales. Regardless, all readers need to understand this important issue." text:is-hidden="true"/><text:change-end text:change-id="ct1243270236"/>.</text:p>
      <text:p text:style-name="Body_20_Text">When you use the native locale, I recommend de<text:change text:change-id="ct1242625608"/><text:change-start text:change-id="ct1241283676"/>fin<text:change-end text:change-id="ct1241283676"/>ing a variable of type <text:span text:style-name="Code_20_Inline">std::locale</text:span> to store the native locale. You can pass that variable to <text:span text:style-name="Code_20_Inline">isal</text:span><text:change-start text:change-id="ct1242625496"/><text:span text:style-name="Code_20_Inline">num</text:span><text:change-end text:change-id="ct1242625496"/><text:change text:change-id="ct1241283900"/>, <text:span text:style-name="Code_20_Inline">imbue</text:span>, or other functions. By creating that variable and passing copies around, your program needs to query the operating system for your preferences only once, not every time you need the <text:span text:style-name="Code_20_Inline">locale</text:span>. Thus, the main loop ends up looking something like Listing <text:variable-get text:name="chapter" office:value-type="float" style:data-style-name="N0">17</text:variable-get>-<text:reference-ref text:reference-format="text" text:ref-name="local_locale_code">4</text:reference-ref>.</text:p>
      <text:p text:style-name="Code_20_Caption">Listing <text:variable-get text:name="chapter" office:value-type="float" style:data-style-name="N0">17</text:variable-get>-<text:reference-mark-start text:name="local_locale_code"/><text:sequence text:ref-name="refText3" text:name="Text" text:formula="ooow:Text+1" style:num-format="1">4</text:sequence><text:reference-mark-end text:name="local_locale_code"/>. Creating and sharing a single locale object.</text:p>
      <text:p text:style-name="Code_20_First">#include &lt;iostream&gt;</text:p>
      <text:p text:style-name="Code">#include &lt;istream&gt;</text:p>
      <text:p text:style-name="Code">#include &lt;locale&gt;</text:p>
      <text:p text:style-name="Code">#include &lt;map&gt;</text:p>
      <text:p text:style-name="Code">#include &lt;ostream&gt;</text:p>
      <text:p text:style-name="Code">#include &lt;string&gt;</text:p>
      <text:p text:style-name="Code"/>
      <text:p text:style-name="Code">int main()</text:p>
      <text:p text:style-name="Code">{</text:p>
      <text:p text:style-name="Code"><text:s text:c="2"/>using namespace std;</text:p>
      <text:p text:style-name="Code"><text:s text:c="2"/>typedef map&lt;string, int&gt; <text:s text:c="3"/>count_map;</text:p>
      <text:p text:style-name="Code"><text:s text:c="2"/>typedef count_map::iterator count_iter;</text:p>
      <text:p text:style-name="Code"/>
      <text:p text:style-name="Code_20_Bold"><text:s text:c="2"/>locale native(""); <text:s text:c="12"/>// get the native locale</text:p>
      <text:p text:style-name="Code_20_Bold"><text:s text:c="2"/><text:change text:change-id="ct1243154756"/>cin.imbue(native); <text:s text:c="4"/><text:change-start text:change-id="ct1243155652"/><text:s text:c="5"/><text:change-end text:change-id="ct1243155652"/><text:s text:c="3"/>// interpret the input and output according to</text:p>
      <text:p text:style-name="Code_20_Bold"><text:s text:c="2"/><text:change text:change-id="ct1243154644"/>cout.imbue(native); <text:change-start text:change-id="ct1243193816"/><text:s text:c="5"/><text:change-end text:change-id="ct1243193816"/><text:s text:c="6"/>// the native locale</text:p>
      <text:p text:style-name="Code"/>
      <text:p text:style-name="Code"><text:s text:c="2"/>count_map counts;</text:p>
      <text:p text:style-name="Code"><text:s text:c="2"/>string word;</text:p>
      <text:p text:style-name="Code"/>
      <text:p text:style-name="Code"><text:s text:c="2"/>// Read words from the standard input and count the number of times</text:p>
      <text:p text:style-name="Code"><text:s text:c="2"/>// each word occurs.</text:p>
      <text:p text:style-name="Code"><text:s text:c="2"/>while (cin &gt;&gt; word)</text:p>
      <text:p text:style-name="Code"><text:s text:c="2"/>{</text:p>
      <text:p text:style-name="Code"><text:s text:c="4"/>// Make a copy of word, keeping only alphabetic characters.</text:p>
      <text:p text:style-name="Code"><text:s text:c="4"/>string copy;</text:p>
      <text:p text:style-name="Code"><text:s text:c="4"/>for (string::iterator w(word.begin()); w != word.end(); ++w)</text:p>
      <text:p text:style-name="Code_20_Bold"><text:s text:c="6"/>if (isal<text:change-start text:change-id="ct1243156324"/>num<text:change-end text:change-id="ct1243156324"/><text:change text:change-id="ct1234443352"/>(*w, native))</text:p>
      <text:p text:style-name="Code"><text:s text:c="8"/>copy.push_back(*w);</text:p>
      <text:p text:style-name="Code"><text:s text:c="4"/>// The "word" might be all punctuation, so the copy would be empty.</text:p>
      <text:p text:style-name="Code"><text:s text:c="4"/>// Don't count empty strings.</text:p>
      <text:p text:style-name="Code"><text:s text:c="4"/>if (not copy.empty())</text:p>
      <text:p text:style-name="Code"><text:s text:c="6"/>++counts[copy];</text:p>
      <text:p text:style-name="Code"><text:s text:c="2"/>}</text:p>
      <text:p text:style-name="Code"/>
      <text:p text:style-name="Code"><text:s text:c="2"/>// For each word/count pair, print the word &amp; count on one line.</text:p>
      <text:p text:style-name="Code"><text:s text:c="2"/>for (count_iter iter(counts.begin()); iter != counts.end(); ++iter)</text:p>
      <text:p text:style-name="Code"><text:s text:c="4"/>cout &lt;&lt; iter-&gt;first &lt;&lt; '\t' &lt;&lt; iter-&gt;second &lt;&lt; '\n';</text:p>
      <text:p text:style-name="Code_20_Last">}</text:p>
      <text:p text:style-name="Body_20_Text">The next step toward improving the word-counting program is to ignore case differences, so the program does not count <text:span text:style-name="Code_20_Inline">The</text:span> as a different word than <text:span text:style-name="Code_20_Inline">the</text:span>. It turns out this problem is trickier than it seems at first, so it deserves an entire exploration of its own.</text:p>
      <text:p text:style-name="Body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TheSansMonoConNormal1" svg:font-family="TheSansMonoConNormal" style:font-pitch="fixed"/>
    <style:font-face style:name="Albany AMT" svg:font-family="'Albany AMT'"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fo:font-size="12pt" fo:language="en" fo:country="US" style:font-name-asian="Albany AMT" style:font-size-asian="12pt" style:language-asian="en" style:country-asian="US" style:font-name-complex="Albany AMT"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Text_20_body" style:display-name="Text body" style:family="paragraph" style:class="text">
      <style:paragraph-properties fo:margin-left="0in" fo:margin-right="0in" fo:line-height="0.1807in" fo:orphans="2" fo:widows="2" fo:text-indent="0.25in" style:auto-text-indent="false"/>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Albany AMT" style:font-size-asian="14pt" style:font-name-complex="Albany AMT" style:font-size-complex="14pt"/>
    </style:style>
    <style:style style:name="Heading_20_1" style:display-name="Heading 1" style:family="paragraph" style:parent-style-name="Standard" style:next-style-name="Body_20_Text_20_First" style:class="text">
      <style:paragraph-properties fo:margin-top="0.25in" fo:margin-bottom="0.0835in" fo:keep-with-next="always"/>
      <style:text-properties style:font-name="Arial" fo:font-size="18pt" fo:font-weight="bold" style:font-size-asian="18pt" style:font-weight-asian="bold" style:font-size-complex="18pt"/>
    </style:style>
    <style:style style:name="Heading_20_2" style:display-name="Heading 2" style:family="paragraph" style:parent-style-name="Standard" style:next-style-name="Body_20_Text_20_First" style:class="text">
      <style:paragraph-properties fo:margin-top="0.25in" fo:margin-bottom="0.0835in" fo:keep-with-next="always"/>
      <style:text-properties fo:font-size="14.5pt" fo:font-weight="bold" style:font-size-asian="14.5pt" style:font-weight-asian="bold" style:font-size-complex="14pt"/>
    </style:style>
    <style:style style:name="Heading_20_3" style:display-name="Heading 3" style:family="paragraph" style:parent-style-name="Standard" style:next-style-name="Body_20_Text_20_First" style:class="text">
      <style:paragraph-properties fo:margin-top="0.25in" fo:margin-bottom="0.0835in" fo:keep-with-next="always"/>
      <style:text-properties style:font-name="Arial Narrow" fo:font-size="12.5pt" fo:font-weight="bold" style:font-size-asian="12.5pt" style:font-weight-asian="bold" style:font-size-complex="14pt"/>
    </style:style>
    <style:style style:name="Heading_20_4" style:display-name="Heading 4" style:family="paragraph" style:parent-style-name="Standard" style:next-style-name="Standard" style:class="text">
      <style:paragraph-properties fo:margin-top="0.25in" fo:margin-bottom="0.0835in" fo:keep-with-next="always"/>
      <style:text-properties fo:letter-spacing="-0.0043in" fo:font-weight="bold" style:font-weight-asian="bold" style:font-size-complex="12pt"/>
    </style:style>
    <style:style style:name="Heading_20_5" style:display-name="Heading 5" style:family="paragraph" style:parent-style-name="Standard" style:next-style-name="Standard" style:class="text">
      <style:paragraph-properties fo:margin-top="0.1665in" fo:margin-bottom="0.0417in"/>
      <style:text-properties style:font-name="Arial Narrow" fo:font-size="11pt" fo:font-weight="bold" style:font-size-asian="11pt" style:font-weight-asian="bold"/>
    </style:style>
    <style:style style:name="List" style:family="paragraph" style:parent-style-name="Text_20_body" style:class="list">
      <style:text-properties style:font-name="Times"/>
    </style:style>
    <style:style style:name="Caption" style:family="paragraph" style:parent-style-name="Standard" style:class="extra">
      <style:paragraph-properties fo:margin-top="0.0835in" fo:margin-bottom="0.0835in" text:number-lines="false" text:line-number="0"/>
      <style:text-properties style:font-name="Times" fo:font-size="10pt" fo:font-style="italic" style:font-size-asian="10pt" style:font-style-asian="italic" style:font-size-complex="10pt" style:font-style-complex="italic"/>
    </style:style>
    <style:style style:name="Footnote" style:family="paragraph" style:parent-style-name="Standard" style:class="extra">
      <style:text-properties fo:font-size="9.5pt" style:font-size-asian="9.5pt"/>
    </style:style>
    <style:style style:name="Index" style:family="paragraph" style:parent-style-name="Standard" style:class="index">
      <style:paragraph-properties text:number-lines="false" text:line-number="0"/>
      <style:text-properties style:font-name="Times"/>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Body_20_Text_20_First" style:display-name="Body Text First" style:family="paragraph" style:parent-style-name="Text_20_body" style:next-style-name="Body_20_Text">
      <style:paragraph-properties fo:margin-left="0in" fo:margin-right="0in" fo:margin-top="0.0835in" fo:margin-bottom="0in" fo:text-indent="0in" style:auto-text-indent="false"/>
    </style:style>
    <style:style style:name="Body_20_Text_20_Cont" style:display-name="Body Text Cont" style:family="paragraph" style:parent-style-name="Body_20_Text" style:next-style-name="Body_20_Text">
      <style:paragraph-properties fo:margin-left="0in" fo:margin-right="0in" fo:margin-top="0.0835in" fo:margin-bottom="0in" fo:line-height="0.1807in" fo:text-indent="0in" style:auto-text-indent="false"/>
      <style:text-properties fo:font-size="11.5pt" style:font-size-asian="11.5pt"/>
    </style:style>
    <style:style style:name="Bullet" style:family="paragraph" style:parent-style-name="Standard">
      <style:paragraph-properties fo:margin-left="0.4in" fo:margin-right="0in" fo:margin-top="0.0835in" fo:margin-bottom="0.083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Bullet_20_First" style:display-name="Bullet First" style:family="paragraph" style:parent-style-name="Bullet" style:next-style-name="Bullet">
      <style:paragraph-properties fo:margin-top="0.1665in" fo:margin-bottom="0.0835in"/>
    </style:style>
    <style:style style:name="Bullet_20_Last" style:display-name="Bullet Last" style:family="paragraph" style:parent-style-name="Bullet" style:next-style-name="Body_20_Text_20_Cont">
      <style:paragraph-properties fo:margin-top="0.0835in" fo:margin-bottom="0.1665in"/>
    </style:style>
    <style:style style:name="Note_2f_Tip_2f_Caution" style:display-name="Note/Tip/Caution" style:family="paragraph" style:parent-style-name="Standard" style:next-style-name="Body_20_Text">
      <style:paragraph-properties fo:margin-top="0.25in" fo:margin-bottom="0.25in" fo:line-height="0.1945in" fo:orphans="0" fo:widows="0" fo:padding-left="0in" fo:padding-right="0in" fo:padding-top="0.139in" fo:padding-bottom="0.139in" fo:border-left="none" fo:border-right="none" fo:border-top="0.0071in solid #000000" fo:border-bottom="0.0071in solid #000000"/>
      <style:text-properties style:font-name="Arial Narrow" fo:font-size="10.5pt" style:font-size-asian="10.5pt" style:font-size-complex="12pt"/>
    </style:style>
    <style:style style:name="Code_20_Bold" style:display-name="Code Bold" style:family="paragraph" style:parent-style-name="Standard" style:next-style-name="Code">
      <style:paragraph-properties fo:margin-left="0in" fo:margin-right="0.1in" fo:margin-top="0in" fo:margin-bottom="0in" fo:line-height="0.1665in" fo:text-indent="0in" style:auto-text-indent="false"/>
      <style:text-properties fo:color="#800000" style:font-name="TheSansMonoConNormal" fo:font-size="10pt" fo:language="en" fo:country="US" fo:font-weight="bold" style:font-size-asian="10pt" style:language-asian="en" style:country-asian="US" style:font-weight-asian="bold"/>
    </style:style>
    <style:style style:name="Chapter_20_Number" style:display-name="Chapter Number" style:family="paragraph" style:next-style-name="Chapter_20_Title">
      <style:paragraph-properties fo:margin-top="0in" fo:margin-bottom="0.1665in"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Times New Roman" style:font-size-complex="14pt" style:language-complex="ar" style:country-complex="SA"/>
    </style:style>
    <style:style style:name="Chapter_20_Title" style:display-name="Chapter Title" style:family="paragraph" style:next-style-name="Body_20_Text_20_First">
      <style:paragraph-properties fo:margin-top="0.3335in" fo:margin-bottom="0.3335in" fo:orphans="2" fo:widows="2"/>
      <style:text-properties style:use-window-font-color="true" style:font-name="Arial" fo:font-size="30pt" fo:language="en" fo:country="US" fo:font-weight="bold" style:font-name-asian="Times New Roman" style:font-size-asian="30pt" style:font-weight-asian="bold" style:font-name-complex="Times New Roman" style:font-size-complex="24pt" style:language-complex="ar" style:country-complex="SA"/>
    </style:style>
    <style:style style:name="Figure_20_Caption" style:display-name="Figure Caption" style:family="paragraph" style:next-style-name="Body_20_Text">
      <style:paragraph-properties fo:margin-top="0.1665in" fo:margin-bottom="0.1665in" fo:line-height="0.1945in" fo:orphans="2" fo:widows="2">
        <style:tab-stops>
          <style:tab-stop style:position="0.4in"/>
        </style:tab-stops>
      </style:paragraph-properties>
      <style:text-properties style:use-window-font-color="true" style:font-name="Times New Roman" fo:font-size="11pt" fo:language="en" fo:country="US" fo:font-style="italic" style:font-name-asian="Times New Roman" style:font-size-asian="11pt" style:language-asian="en" style:country-asian="US" style:font-style-asian="italic" style:font-name-complex="Times New Roman" style:font-size-complex="10pt" style:language-complex="ar" style:country-complex="SA"/>
    </style:style>
    <style:style style:name="Code_20_Caption" style:display-name="Code Caption" style:family="paragraph" style:parent-style-name="Figure_20_Caption" style:next-style-name="Code_20_First">
      <style:paragraph-properties fo:margin-top="0.1665in" fo:margin-bottom="0.0835in"/>
    </style:style>
    <style:style style:name="Code_20_First" style:display-name="Code First" style:family="paragraph" style:parent-style-name="Standard" style:next-style-name="Code">
      <style:paragraph-properties fo:margin-left="0in" fo:margin-right="0.1in" fo:margin-top="0.111in" fo:margin-bottom="0in" fo:line-height="0.1665in" fo:text-indent="0in" style:auto-text-indent="false"/>
      <style:text-properties style:font-name="TheSansMonoConNormal" fo:font-size="10pt" fo:language="en" fo:country="US" style:font-size-asian="10pt" style:language-asian="en" style:country-asian="US"/>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 style:display-name="Code Last" style:family="paragraph" style:parent-style-name="Standard" style:next-style-name="Body_20_Text_20_Cont">
      <style:paragraph-properties fo:margin-left="0in" fo:margin-right="0.1in" fo:margin-top="0in" fo:margin-bottom="0.111in" fo:line-height="0.1665in" fo:text-indent="0in" style:auto-text-indent="false"/>
      <style:text-properties style:font-name="TheSansMonoConNormal" fo:font-size="10pt" fo:language="en" fo:country="US" style:font-size-asian="10pt" style:language-asian="en" style:country-asian="US"/>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ullet_20_Sub_20_List" style:display-name="Bullet Sub List" style:family="paragraph">
      <style:paragraph-properties fo:margin-left="0.8in" fo:margin-right="0in" fo:margin-top="0.0835in" fo:margin-bottom="0.0835in" fo:orphans="2" fo:widows="2" fo:text-indent="-0.8in" style:auto-text-indent="false">
        <style:tab-stops>
          <style:tab-stop style:position="-0.25in"/>
          <style:tab-stop style:position="-0.05in"/>
        </style:tab-stops>
      </style:paragraph-properties>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Num_20_Sub_20_List" style:display-name="Num Sub List" style:family="paragraph" style:parent-style-name="Bullet_20_Sub_20_List"/>
    <style:style style:name="Num_20_List" style:display-name="Num List" style:family="paragraph" style:parent-style-name="Standard">
      <style:paragraph-properties fo:margin-left="0.4in" fo:margin-right="0in" fo:margin-top="0.0835in" fo:margin-bottom="0.166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Code" style:family="paragraph" style:parent-style-name="Code_20_Bold">
      <style:text-properties fo:color="#000000" fo:font-weight="normal" style:font-weight-asian="normal"/>
    </style:style>
    <style:style style:name="Bibliography" style:family="paragraph" style:parent-style-name="Bullet_20_First">
      <style:paragraph-properties fo:margin-left="0.25in" fo:margin-right="0in" fo:margin-top="0.0835in" fo:margin-bottom="0in" fo:text-indent="-0.25in" style:auto-text-indent="false"/>
    </style:style>
    <style:style style:name="Index_20_Letter" style:display-name="Index Letter" style:family="paragraph" style:parent-style-name="Standard" style:next-style-name="Index_20_1">
      <style:paragraph-properties fo:margin-top="0.1665in" fo:margin-bottom="0in"/>
      <style:text-properties style:font-name="Arial" fo:font-size="14pt" fo:font-weight="bold" style:font-size-asian="14pt" style:font-weight-asian="bold"/>
    </style:style>
    <style:style style:name="Part_20_Opener_20_Text" style:display-name="Part Opener Text" style:family="paragraph" style:parent-style-name="Standard">
      <style:paragraph-properties fo:margin-top="0.0835in" fo:margin-bottom="0in" fo:line-height="150%"/>
      <style:text-properties style:font-name="Trebuchet MS" fo:font-size="11pt" fo:letter-spacing="-0.0043in" fo:font-weight="bold" style:font-size-asian="11pt" style:font-weight-asian="bold" style:font-size-complex="11pt"/>
    </style:style>
    <style:style style:name="SB_20_Code_20_First" style:display-name="SB Code First" style:family="paragraph" style:next-style-name="SB_20_Code">
      <style:paragraph-properties fo:margin-left="0.2in" fo:margin-right="0.2in" fo:margin-top="0.1665in" fo:margin-bottom="0in" fo:orphans="2" fo:widows="2" fo:text-indent="0in" style:auto-text-indent="false"/>
      <style:text-properties style:use-window-font-color="true" style:font-name="TheSansMonoConNormal" fo:font-size="10pt" fo:language="en" fo:country="US" style:font-name-asian="Times New Roman" style:font-size-asian="10pt" style:language-asian="en" style:country-asian="US" style:font-name-complex="Times New Roman"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Part_20_Opener_20_Text">
      <style:paragraph-properties fo:margin-top="0in" fo:margin-bottom="0.3335in"/>
    </style:style>
    <style:style style:name="Production" style:family="paragraph" style:next-style-name="Body_20_Text">
      <style:paragraph-properties fo:margin-top="0.1665in" fo:margin-bottom="0.1665in" fo:keep-together="always" fo:orphans="2" fo:widows="2" fo:keep-with-next="always"/>
      <style:text-properties fo:color="#0000ff" style:font-name="Times New Roman" fo:font-size="12pt" fo:language="en" fo:country="US" fo:font-style="italic" fo:font-weight="bold" style:font-name-asian="Times New Roman" style:font-size-asian="12pt" style:font-style-asian="italic" style:font-weight-asian="bold" style:font-name-complex="Times New Roman" style:font-size-complex="10pt" style:language-complex="ar" style:country-complex="SA"/>
    </style:style>
    <style:style style:name="Quote" style:family="paragraph" style:parent-style-name="Text_20_body" style:next-style-name="Quote_20_Source">
      <style:paragraph-properties fo:margin-left="0.3in" fo:margin-right="0.3in" fo:margin-top="0.222in" fo:margin-bottom="0.1665in" fo:text-align="justify" style:justify-single-word="false" fo:text-indent="0in" style:auto-text-indent="false"/>
      <style:text-properties fo:font-size="12pt" fo:font-style="italic" style:font-size-asian="12pt" style:font-style-asian="italic"/>
    </style:style>
    <style:style style:name="Results" style:family="paragraph" style:parent-style-name="Standard">
      <style:paragraph-properties fo:margin-left="0in" fo:margin-right="0.1in" fo:margin-top="0in" fo:margin-bottom="0in" fo:line-height="0.1665in" fo:text-indent="0in" style:auto-text-indent="false"/>
      <style:text-properties style:font-name="TheSansMonoConNormal" fo:font-size="10pt" fo:language="en" fo:country="US" style:font-size-asian="10pt" style:language-asian="en" style:country-asian="US"/>
    </style:style>
    <style:style style:name="Results_20_First" style:display-name="Results First" style:family="paragraph" style:parent-style-name="Code_20_First" style:next-style-name="Results">
      <style:paragraph-properties fo:margin-top="0.1665in" fo:margin-bottom="0in" fo:padding-left="0in" fo:padding-right="0in" fo:padding-top="0.0693in" fo:padding-bottom="0in" fo:border-left="none" fo:border-right="none" fo:border-top="0.0138in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0138in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fo:text-indent="0in" style:auto-text-indent="false" fo:padding-left="0in" fo:padding-right="0in" fo:padding-top="0.0693in" fo:padding-bottom="0.0693in" fo:border-left="none" fo:border-right="none" fo:border-top="0.0138in solid #808080" fo:border-bottom="0.0138in solid #808080"/>
      <style:text-properties style:font-name="TheSansMonoConNormal"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fo:text-indent="0in" style:auto-text-indent="false"/>
      <style:text-properties style:font-name="Arial Narrow" fo:font-size="10pt" style:font-size-asian="10pt"/>
    </style:style>
    <style:style style:name="SB_20_Num_20_List" style:display-name="SB Num List" style:family="paragraph">
      <style:paragraph-properties fo:margin-left="0.5299in" fo:margin-right="0.2in" fo:margin-top="0.1665in" fo:margin-bottom="0.1665in" fo:orphans="2" fo:widows="2" fo:text-indent="-0.3299in" style:auto-text-indent="false">
        <style:tab-stops>
          <style:tab-stop style:position="-0.3799in"/>
          <style:tab-stop style:position="-0.2in"/>
        </style:tab-stops>
      </style:paragraph-properties>
      <style:text-properties style:use-window-font-color="true" style:font-name="Arial Narrow" fo:font-size="10pt" fo:language="en" fo:country="US" style:font-name-asian="Times New Roman" style:font-size-asian="10pt" style:font-name-complex="Times New Roman"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fo:text-indent="-0.3in" style:auto-text-indent="false"/>
    </style:style>
    <style:style style:name="SB_20_Bullet" style:display-name="SB Bullet" style:family="paragraph" style:parent-style-name="SB_20_Bullet_20_First">
      <style:paragraph-properties fo:margin-left="0.5in" fo:margin-right="0.2in" fo:margin-top="0.0835in" fo:margin-bottom="0.0835in"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style:style>
    <style:style style:name="SB_20_Head" style:display-name="SB Head" style:family="paragraph" style:next-style-name="SB_20_Body_20_First">
      <style:paragraph-properties fo:margin-left="0.2in" fo:margin-right="0.2in" fo:margin-top="0.25in" fo:margin-bottom="0.1665in" fo:text-align="center" style:justify-single-word="false" fo:orphans="2" fo:widows="2" fo:text-indent="0in" style:auto-text-indent="false" fo:background-color="#c0c0c0" fo:padding-left="0.0555in" fo:padding-right="0.0555in" fo:padding-top="0.0138in" fo:padding-bottom="0.0138in" fo:border="0.0138in solid #c0c0c0">
        <style:background-image/>
      </style:paragraph-properties>
      <style:text-properties fo:text-transform="uppercase" style:use-window-font-color="true" style:font-name="Arial" fo:font-size="11pt" fo:language="en" fo:country="US" fo:font-weight="bold" style:font-name-asian="Times New Roman" style:font-size-asian="11pt" style:font-weight-asian="bold" style:font-name-complex="Times New Roman"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fo:text-align="center" style:justify-single-word="false" fo:orphans="2" fo:widows="2" fo:text-indent="0in" style:auto-text-indent="false"/>
      <style:text-properties fo:color="#808080" style:font-name="Arial" fo:font-size="10.5pt" fo:language="en" fo:country="US" style:text-underline-style="solid" style:text-underline-width="auto" style:text-underline-color="font-color" fo:font-weight="bold" style:font-name-asian="Times New Roman" style:font-size-asian="10.5pt" style:font-weight-asian="bold" style:font-name-complex="Times New Roman" style:font-size-complex="11pt" style:language-complex="ar" style:country-complex="SA"/>
    </style:style>
    <style:style style:name="SB_20_Code" style:display-name="SB Code" style:family="paragraph">
      <style:paragraph-properties fo:margin-left="0.2in" fo:margin-right="0.2in" fo:orphans="2" fo:widows="2" fo:text-indent="0in" style:auto-text-indent="false"/>
      <style:text-properties style:use-window-font-color="true" style:font-name="TheSansMonoConNormal" fo:font-size="10pt" fo:language="en" fo:country="US" style:font-name-asian="Times New Roman" style:font-size-asian="10pt" style:language-asian="en" style:country-asian="US" style:font-name-complex="Times New Roman" style:font-size-complex="10pt" style:language-complex="ar" style:country-complex="SA"/>
    </style:style>
    <style:style style:name="SB_20_Code_20_Single" style:display-name="SB Code Single" style:family="paragraph" style:parent-style-name="SB_20_Code" style:next-style-name="SB_20_Body">
      <style:paragraph-properties fo:margin-top="0.1665in" fo:margin-bottom="0.1665in"/>
    </style:style>
    <style:style style:name="Table_20_Text" style:display-name="Table Text" style:family="paragraph">
      <style:paragraph-properties fo:margin-top="0in" fo:margin-bottom="0.0835in" fo:orphans="2" fo:widows="2"/>
      <style:text-properties style:use-window-font-color="true" style:font-name="Times New Roman" fo:font-size="10.5pt" fo:language="en" fo:country="US" style:font-name-asian="Times New Roman" style:font-size-asian="10.5pt" style:font-name-complex="Times New Roman" style:font-size-complex="10pt" style:language-complex="ar" style:country-complex="SA"/>
    </style:style>
    <style:style style:name="Table_20_Caption" style:display-name="Table Caption" style:family="paragraph" style:parent-style-name="Figure_20_Caption" style:next-style-name="Table_20_Head">
      <style:paragraph-properties fo:margin-top="0.1665in" fo:margin-bottom="0.0835in"/>
    </style:style>
    <style:style style:name="Table_20_Head" style:display-name="Table Head" style:family="paragraph" style:next-style-name="Table_20_Text">
      <style:paragraph-properties fo:margin-left="0.5in" fo:margin-right="0in" fo:margin-top="0.0835in" fo:margin-bottom="0.0835in" fo:line-height="0.1665in" fo:orphans="2" fo:widows="2" fo:text-indent="-0.5in" style:auto-text-indent="false" fo:padding-left="0in" fo:padding-right="0in" fo:padding-top="0.0417in" fo:padding-bottom="0in" fo:border-left="none" fo:border-right="none" fo:border-top="0.0071in solid #000000" fo:border-bottom="none" fo:keep-with-next="always"/>
      <style:text-properties style:use-window-font-color="true" style:font-name="Arial Narrow" fo:font-size="10.5pt" fo:language="en" fo:country="US" fo:font-weight="bold" style:font-name-asian="Times New Roman" style:font-size-asian="10.5pt" style:font-weight-asian="bold" style:font-name-complex="Times New Roman" style:font-size-complex="10pt" style:language-complex="ar" style:country-complex="SA"/>
    </style:style>
    <style:style style:name="Table_20_Footnote" style:display-name="Table Footnote" style:family="paragraph" style:parent-style-name="Table_20_Text" style:next-style-name="Body_20_Text_20_Cont">
      <style:paragraph-properties fo:margin-top="0.0417in" fo:margin-bottom="0.1665in"/>
      <style:text-properties fo:font-size="9pt" fo:font-style="italic" style:font-size-asian="9pt" style:font-style-asian="italic"/>
    </style:style>
    <style:style style:name="Table_20_Subhead" style:display-name="Table Subhead" style:family="paragraph" style:next-style-name="Table_20_Text">
      <style:paragraph-properties fo:margin-top="0.0835in" fo:margin-bottom="0.0835in" fo:line-height="0.1665in" fo:keep-together="always" fo:orphans="2" fo:widows="2" fo:keep-with-next="always"/>
      <style:text-properties fo:color="#808080" style:font-name="Times New Roman" fo:font-size="10pt" fo:language="en" fo:country="US" style:text-underline-style="solid" style:text-underline-width="auto" style:text-underline-color="font-color" fo:font-weight="bold" style:font-name-asian="Times New Roman" style:font-size-asian="10pt" style:font-weight-asian="bold" style:font-name-complex="Times New Roman" style:font-size-complex="10pt" style:language-complex="ar" style:country-complex="SA"/>
    </style:style>
    <style:style style:name="Table_20_Text_20_Last" style:display-name="Table Text Last" style:family="paragraph" style:parent-style-name="Table_20_Text" style:next-style-name="Body_20_Text_20_Cont">
      <style:paragraph-properties fo:margin-top="0in" fo:margin-bottom="0.1665in" fo:padding-left="0in" fo:padding-right="0in" fo:padding-top="0in" fo:padding-bottom="0.0417in" fo:border-left="none" fo:border-right="none" fo:border-top="none" fo:border-bottom="0.0071in solid #000000"/>
    </style:style>
    <style:style style:name="Unnumbered" style:family="paragraph">
      <style:paragraph-properties fo:margin-left="0.25in" fo:margin-right="0in" fo:margin-top="0.0835in" fo:margin-bottom="0in" fo:orphans="2" fo:widows="2" fo:text-indent="0in" style:auto-text-indent="false" style:text-autospace="none" style:punctuation-wrap="simple" style:vertical-align="baseline"/>
      <style:text-properties style:use-window-font-color="true" style:font-name="Times New Roman" fo:font-size="11.5pt" fo:language="en" fo:country="US" style:font-name-asian="Times New Roman" style:font-size-asian="11.5pt" style:font-name-complex="Times New Roman"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style:style>
    <style:style style:name="Unnumbered_20_Last" style:display-name="Unnumbered Last" style:family="paragraph" style:parent-style-name="Unnumbered" style:next-style-name="Body_20_Text_20_Cont">
      <style:paragraph-properties fo:margin-top="0.0835in" fo:margin-bottom="0.1665in"/>
    </style:style>
    <style:style style:name="Quote_20_Source" style:display-name="Quote Source" style:family="paragraph" style:parent-style-name="Quote" style:next-style-name="Body_20_Text">
      <style:paragraph-properties fo:margin-left="0in" fo:margin-right="0in" fo:margin-top="0in" fo:margin-bottom="0.1665in" fo:text-align="end" style:justify-single-word="false" fo:text-indent="0in" style:auto-text-indent="false"/>
      <style:text-properties fo:font-style="normal" style:font-style-asian="normal"/>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style:style>
    <style:style style:name="Exercise_20_Head" style:display-name="Exercise Head" style:family="paragraph" style:parent-style-name="SB_20_Head" style:next-style-name="Exercise_20_Body">
      <style:paragraph-properties fo:margin-left="0in" fo:margin-right="0in" fo:text-indent="0in" style:auto-text-indent="false" fo:background-color="#333333" fo:padding-left="0.0555in" fo:padding-right="0.0555in" fo:padding-top="0.0138in" fo:padding-bottom="0.0138in" fo:border="0.0138in solid #000000">
        <style:background-image/>
      </style:paragraph-properties>
      <style:text-properties fo:font-variant="normal" fo:text-transform="none" fo:color="#ffffff" style:font-size-complex="11pt"/>
    </style:style>
    <style:style style:name="Exercise_20_Body" style:display-name="Exercise Body" style:family="paragraph">
      <style:paragraph-properties fo:margin-top="0.0835in" fo:margin-bottom="0.0835in" fo:orphans="2" fo:widows="2"/>
      <style:text-properties style:use-window-font-color="true" style:font-name="Arial Narrow" fo:font-size="10pt" fo:language="en" fo:country="US" style:font-name-asian="Times New Roman" style:font-size-asian="10pt" style:font-name-complex="Times New Roman" style:font-size-complex="10pt" style:language-complex="ar" style:country-complex="SA"/>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fo:text-indent="0in" style:auto-text-indent="false" fo:padding-left="0in" fo:padding-right="0in" fo:padding-top="0in" fo:padding-bottom="0.1665in" fo:border-left="none" fo:border-right="none" fo:border-top="none" fo:border-bottom="0.0138in solid #000000"/>
    </style:style>
    <style:style style:name="Glossary_20_Head" style:display-name="Glossary Head" style:family="paragraph" style:parent-style-name="Standard" style:next-style-name="Glossary_20_Text">
      <style:paragraph-properties fo:margin-top="0.0835in" fo:margin-bottom="0in"/>
      <style:text-properties style:font-name="Arial"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size="24pt" style:font-size-asian="24pt"/>
    </style:style>
    <style:style style:name="FM_20_Subtitle" style:display-name="FM Subtitle" style:family="paragraph" style:parent-style-name="FM_20_Title" style:next-style-name="FM_20_Author">
      <style:text-properties fo:color="#808080" fo:font-size="12pt" fo:font-weight="bold" style:font-size-asian="12pt" style:font-weight-asian="bold"/>
    </style:style>
    <style:style style:name="FM_20_Author" style:display-name="FM Author" style:family="paragraph" style:parent-style-name="Standard">
      <style:paragraph-properties fo:margin-top="0.25in" fo:margin-bottom="0.0835in" fo:text-align="center" style:justify-single-word="false"/>
      <style:text-properties fo:text-transform="uppercase" style:font-name="Arial" fo:font-size="11pt" fo:font-weight="bold" style:font-size-asian="11pt" style:font-weight-asian="bold" style:font-size-complex="12pt"/>
    </style:style>
    <style:style style:name="FM_20_Copyright" style:display-name="FM Copyright" style:family="paragraph">
      <style:paragraph-properties fo:margin-top="0.0835in" fo:margin-bottom="0.0835in" fo:orphans="2" fo:widows="2"/>
      <style:text-properties style:use-window-font-color="true" style:font-name="Times New Roman" fo:font-size="10.5pt" fo:language="en" fo:country="US" style:font-name-asian="Times New Roman" style:font-size-asian="10.5pt" style:font-name-complex="Times New Roman" style:font-size-complex="10pt" style:language-complex="ar" style:country-complex="SA"/>
    </style:style>
    <style:style style:name="FM_20_Copyright_20_Credits" style:display-name="FM Copyright Credits" style:family="paragraph" style:parent-style-name="Standard">
      <style:paragraph-properties fo:margin-left="0.45in" fo:margin-right="0in" fo:margin-top="0.1665in" fo:margin-bottom="0in" fo:text-indent="-0.2in" style:auto-text-indent="false"/>
      <style:text-properties fo:font-size="10.5pt" style:font-size-asian="10.5pt"/>
    </style:style>
    <style:style style:name="FM_20_Dedication" style:display-name="FM Dedication" style:family="paragraph" style:parent-style-name="Standard">
      <style:paragraph-properties fo:text-align="center" style:justify-single-word="false"/>
      <style:text-properties fo:font-style="italic" style:font-style-asian="italic"/>
    </style:style>
    <style:style style:name="FM_20_Head" style:display-name="FM Head" style:family="paragraph" style:parent-style-name="Chapter_20_Title" style:next-style-name="Body_20_Text_20_First">
      <style:text-properties style:font-name="Trebuchet MS" fo:letter-spacing="-0.0138in" style:font-size-complex="30pt"/>
    </style:style>
    <style:style style:name="FM_20_Copyright_20_Credits_20_Last" style:display-name="FM Copyright Credits Last" style:family="paragraph" style:parent-style-name="FM_20_Copyright_20_Credits" style:next-style-name="FM_20_Copyright">
      <style:paragraph-properties fo:margin-top="0in" fo:margin-bottom="0.1665in"/>
    </style:style>
    <style:style style:name="Code_20_Single" style:display-name="Code Single" style:family="paragraph" style:parent-style-name="Standard" style:next-style-name="Body_20_Text_20_Cont">
      <style:paragraph-properties fo:margin-left="0in" fo:margin-right="0.1in" fo:margin-top="0.0835in" fo:margin-bottom="0.0835in" fo:line-height="0.1665in" fo:text-indent="0in" style:auto-text-indent="false"/>
      <style:text-properties style:font-name="TheSansMonoConNormal"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igure" style:family="paragraph" style:next-style-name="Figure_20_Caption">
      <style:paragraph-properties fo:margin-top="0.0835in" fo:margin-bottom="0.0138in" fo:text-align="center" style:justify-single-word="false" fo:orphans="2" fo:widows="2"/>
      <style:text-properties style:use-window-font-color="true" style:font-name="Arial" fo:font-size="9pt" fo:language="en" fo:country="US" style:font-name-asian="Times New Roman" style:font-size-asian="9pt" style:font-name-complex="Times New Roman" style:font-size-complex="10pt" style:language-complex="ar" style:country-complex="SA"/>
    </style:style>
    <style:style style:name="EndOfChapter" style:family="paragraph" style:parent-style-name="Text_20_body"/>
    <style:style style:name="Footnote_20_Text" style:display-name="Footnote Text" style:family="paragraph" style:parent-style-name="Standard">
      <style:text-properties fo:font-size="10pt" style:font-size-asian="10pt"/>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008in solid #000000" style:shadow="none" style:join-border="false"/>
    </style:style>
    <style:style style:name="Footnote_20_Symbol" style:display-name="Footnote Symbol" style:family="text" style:parent-style-name="Default_20_Paragraph_20_Fon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font-name-asian="Times New Roman" style:font-name-complex="Times New Roman"/>
    </style:style>
    <style:style style:name="WW8Num14z1" style:family="text">
      <style:text-properties style:font-name="Courier New"/>
    </style:style>
    <style:style style:name="WW8Num14z2" style:family="text">
      <style:text-properties style:font-name="Wingdings"/>
    </style:style>
    <style:style style:name="WW8Num14z3" style:family="text">
      <style:text-properties style:font-name="Symbol"/>
    </style:style>
    <style:style style:name="WW8Num15z1" style:family="text">
      <style:text-properties style:font-name="Wingdings"/>
    </style:style>
    <style:style style:name="WW8Num15z3" style:family="text">
      <style:text-properties style:font-name="Symbol"/>
    </style:style>
    <style:style style:name="WW8Num17z0" style:family="text">
      <style:text-properties style:font-name="Wingdings" fo:font-size="8pt" style:font-size-asian="8pt"/>
    </style:style>
    <style:style style:name="WW8Num17z1" style:family="text">
      <style:text-properties style:font-name="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Symbol" style:font-name-asian="Times New Roman" style:font-name-complex="Times New Roman"/>
    </style:style>
    <style:style style:name="WW8Num18z1" style:family="text">
      <style:text-properties style:font-name="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Symbol" style:font-name-asian="Times New Roman" style:font-name-complex="Times New Roman"/>
    </style:style>
    <style:style style:name="WW8Num19z1" style:family="text">
      <style:text-properties style:font-name="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Symbol" style:font-name-asian="Times New Roman" style:font-name-complex="Times New Roman"/>
    </style:style>
    <style:style style:name="WW8Num20z1" style:family="text">
      <style:text-properties style:font-name="Courier New"/>
    </style:style>
    <style:style style:name="WW8Num20z2" style:family="text">
      <style:text-properties style:font-name="Wingdings"/>
    </style:style>
    <style:style style:name="WW8Num20z3" style:family="text">
      <style:text-properties style:font-name="Symbol"/>
    </style:style>
    <style:style style:name="WW8Num22z1" style:family="text">
      <style:text-properties style:font-name="Wingdings"/>
    </style:style>
    <style:style style:name="WW8Num22z3" style:family="text">
      <style:text-properties style:font-name="Symbol"/>
    </style:style>
    <style:style style:name="WW8NumSt3z0" style:family="text">
      <style:text-properties style:font-name="CommonBullets" fo:font-size="10pt" style:font-size-asian="10pt" style:font-name-complex="Times New Roman" style:font-size-complex="10pt"/>
    </style:style>
    <style:style style:name="WW8NumSt4z0" style:family="text">
      <style:text-properties style:font-name="Wingdings" fo:font-size="8pt" style:font-size-asian="8pt" style:font-name-complex="Times New Roman" style:font-size-complex="8pt"/>
    </style:style>
    <style:style style:name="WW8NumSt6z0" style:family="text">
      <style:text-properties style:font-name="CommonBullets" fo:font-size="10pt" style:font-size-asian="10pt" style:font-name-complex="Times New Roman" style:font-size-complex="10pt"/>
    </style:style>
    <style:style style:name="WW8NumSt8z0" style:family="text">
      <style:text-properties style:font-name="Wingdings" fo:font-size="8pt" style:font-size-asian="8pt" style:font-name-complex="Times New Roman" style:font-size-complex="8pt"/>
    </style:style>
    <style:style style:name="WW8NumSt9z0" style:family="text">
      <style:text-properties style:font-name="Wingdings" fo:font-size="8pt" style:font-size-asian="8pt"/>
    </style:style>
    <style:style style:name="Default_20_Paragraph_20_Font" style:display-name="Default Paragraph Font" style:family="text"/>
    <style:style style:name="Code_20_Inline" style:display-name="Code Inline" style:family="text" style:parent-style-name="Default_20_Paragraph_20_Font">
      <style:text-properties fo:color="#008000" style:font-name="TheSansMonoConNormal" fo:font-size="10pt" style:font-size-asian="10pt" style:font-size-complex="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prefix="*" style:num-format="1" text:start-value="0"/>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fo:font-family="'Courier New'" style:font-family-generic="modern" style:font-pitch="fixed"/>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fo:font-family="'Courier New'" style:font-family-generic="modern" style:font-pitch="fixed"/>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fo:font-family="'Courier New'" style:font-family-generic="modern" style:font-pitch="fixed"/>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4165in" text:min-label-width="0.25in"/>
        <style:text-properties style:font-name="Symbol"/>
      </text:list-level-style-bullet>
      <text:list-level-style-bullet text:level="2" text:style-name="WW8Num14z1" style:num-suffix="." text:bullet-char="o">
        <style:list-level-properties text:space-before="0.9165in" text:min-label-width="0.25in"/>
        <style:text-properties fo:font-family="'Courier New'" style:font-family-generic="modern" style:font-pitch="fixed"/>
      </text:list-level-style-bullet>
      <text:list-level-style-bullet text:level="3" text:style-name="WW8Num14z2" style:num-suffix="." text:bullet-char="">
        <style:list-level-properties text:space-before="1.4165in" text:min-label-width="0.25in"/>
        <style:text-properties style:font-name="Wingdings"/>
      </text:list-level-style-bullet>
      <text:list-level-style-bullet text:level="4" text:style-name="WW8Num14z3" style:num-suffix="." text:bullet-char="">
        <style:list-level-properties text:space-before="1.9165in" text:min-label-width="0.25in"/>
        <style:text-properties style:font-name="Symbol"/>
      </text:list-level-style-bullet>
      <text:list-level-style-bullet text:level="5" text:style-name="WW8Num14z1" style:num-suffix="." text:bullet-char="o">
        <style:list-level-properties text:space-before="2.4165in" text:min-label-width="0.25in"/>
        <style:text-properties fo:font-family="'Courier New'" style:font-family-generic="modern" style:font-pitch="fixed"/>
      </text:list-level-style-bullet>
      <text:list-level-style-bullet text:level="6" text:style-name="WW8Num14z2" style:num-suffix="." text:bullet-char="">
        <style:list-level-properties text:space-before="2.9165in" text:min-label-width="0.25in"/>
        <style:text-properties style:font-name="Wingdings"/>
      </text:list-level-style-bullet>
      <text:list-level-style-bullet text:level="7" text:style-name="WW8Num14z3" style:num-suffix="." text:bullet-char="">
        <style:list-level-properties text:space-before="3.4165in" text:min-label-width="0.25in"/>
        <style:text-properties style:font-name="Symbol"/>
      </text:list-level-style-bullet>
      <text:list-level-style-bullet text:level="8" text:style-name="WW8Num14z1" style:num-suffix="." text:bullet-char="o">
        <style:list-level-properties text:space-before="3.9165in" text:min-label-width="0.25in"/>
        <style:text-properties fo:font-family="'Courier New'" style:font-family-generic="modern" style:font-pitch="fixed"/>
      </text:list-level-style-bullet>
      <text:list-level-style-bullet text:level="9" text:style-name="WW8Num14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 style:num-format="">
        <style:list-level-properties text:space-before="0.25in" text:min-label-width="0.25in"/>
      </text:list-level-style-number>
      <text:list-level-style-bullet text:level="2" text:style-name="WW8Num15z1" style:num-suffix="." text:bullet-char="">
        <style:list-level-properties text:space-before="0.5in" text:min-label-width="0.25in"/>
        <style:text-properties style:font-name="Wingdings"/>
      </text:list-level-style-bullet>
      <text:list-level-style-bullet text:level="3" text:style-name="WW8Num15z1" style:num-suffix="." text:bullet-char="">
        <style:list-level-properties text:space-before="0.75in" text:min-label-width="0.25in"/>
        <style:text-properties style:font-name="Wingdings"/>
      </text:list-level-style-bullet>
      <text:list-level-style-bullet text:level="4" text:style-name="WW8Num15z3" style:num-suffix="." text:bullet-char="">
        <style:list-level-properties text:space-before="1in" text:min-label-width="0.25in"/>
        <style:text-properties style:font-name="Symbol"/>
      </text:list-level-style-bullet>
      <text:list-level-style-bullet text:level="5" text:style-name="WW8Num15z3" style:num-suffix="." text:bullet-char="">
        <style:list-level-properties text:space-before="1.25in" text:min-label-width="0.25in"/>
        <style:text-properties style:font-name="Symbol"/>
      </text:list-level-style-bullet>
      <text:list-level-style-bullet text:level="6" text:style-name="WW8Num15z1" style:num-suffix="." text:bullet-char="">
        <style:list-level-properties text:space-before="1.5in" text:min-label-width="0.25in"/>
        <style:text-properties style:font-name="Wingdings"/>
      </text:list-level-style-bullet>
      <text:list-level-style-bullet text:level="7" text:style-name="WW8Num15z1" style:num-suffix="." text:bullet-char="">
        <style:list-level-properties text:space-before="1.75in" text:min-label-width="0.25in"/>
        <style:text-properties style:font-name="Wingdings"/>
      </text:list-level-style-bullet>
      <text:list-level-style-bullet text:level="8" text:style-name="WW8Num15z3" style:num-suffix="." text:bullet-char="">
        <style:list-level-properties text:space-before="2in" text:min-label-width="0.25in"/>
        <style:text-properties style:font-name="Symbol"/>
      </text:list-level-style-bullet>
      <text:list-level-style-bullet text:level="9" text:style-name="WW8Num15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6874in" text:min-label-width="0.25in"/>
        <style:text-properties style:font-name="Wingdings"/>
      </text:list-level-style-bullet>
      <text:list-level-style-bullet text:level="2" text:style-name="WW8Num17z1" style:num-suffix="." text:bullet-char="o">
        <style:list-level-properties text:space-before="1.1874in" text:min-label-width="0.25in"/>
        <style:text-properties fo:font-family="'Courier New'" style:font-family-generic="modern" style:font-pitch="fixed"/>
      </text:list-level-style-bullet>
      <text:list-level-style-bullet text:level="3" text:style-name="WW8Num17z2" style:num-suffix="." text:bullet-char="">
        <style:list-level-properties text:space-before="1.6874in" text:min-label-width="0.25in"/>
        <style:text-properties style:font-name="Wingdings"/>
      </text:list-level-style-bullet>
      <text:list-level-style-bullet text:level="4" text:style-name="WW8Num17z3" style:num-suffix="." text:bullet-char="">
        <style:list-level-properties text:space-before="2.1874in" text:min-label-width="0.25in"/>
        <style:text-properties style:font-name="Symbol"/>
      </text:list-level-style-bullet>
      <text:list-level-style-bullet text:level="5" text:style-name="WW8Num17z1" style:num-suffix="." text:bullet-char="o">
        <style:list-level-properties text:space-before="2.6874in" text:min-label-width="0.25in"/>
        <style:text-properties fo:font-family="'Courier New'" style:font-family-generic="modern" style:font-pitch="fixed"/>
      </text:list-level-style-bullet>
      <text:list-level-style-bullet text:level="6" text:style-name="WW8Num17z2" style:num-suffix="." text:bullet-char="">
        <style:list-level-properties text:space-before="3.1874in" text:min-label-width="0.25in"/>
        <style:text-properties style:font-name="Wingdings"/>
      </text:list-level-style-bullet>
      <text:list-level-style-bullet text:level="7" text:style-name="WW8Num17z3" style:num-suffix="." text:bullet-char="">
        <style:list-level-properties text:space-before="3.6874in" text:min-label-width="0.25in"/>
        <style:text-properties style:font-name="Symbol"/>
      </text:list-level-style-bullet>
      <text:list-level-style-bullet text:level="8" text:style-name="WW8Num17z1" style:num-suffix="." text:bullet-char="o">
        <style:list-level-properties text:space-before="4.1874in" text:min-label-width="0.25in"/>
        <style:text-properties fo:font-family="'Courier New'" style:font-family-generic="modern" style:font-pitch="fixed"/>
      </text:list-level-style-bullet>
      <text:list-level-style-bullet text:level="9" text:style-name="WW8Num17z2" style:num-suffix="." text:bullet-char="">
        <style:list-level-properties text:space-before="4.687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4165in" text:min-label-width="0.25in"/>
        <style:text-properties style:font-name="Symbol"/>
      </text:list-level-style-bullet>
      <text:list-level-style-bullet text:level="2" text:style-name="WW8Num18z1" style:num-suffix="." text:bullet-char="o">
        <style:list-level-properties text:space-before="0.9165in" text:min-label-width="0.25in"/>
        <style:text-properties fo:font-family="'Courier New'" style:font-family-generic="modern" style:font-pitch="fixed"/>
      </text:list-level-style-bullet>
      <text:list-level-style-bullet text:level="3" text:style-name="WW8Num18z2" style:num-suffix="." text:bullet-char="">
        <style:list-level-properties text:space-before="1.4165in" text:min-label-width="0.25in"/>
        <style:text-properties style:font-name="Wingdings"/>
      </text:list-level-style-bullet>
      <text:list-level-style-bullet text:level="4" text:style-name="WW8Num18z3" style:num-suffix="." text:bullet-char="">
        <style:list-level-properties text:space-before="1.9165in" text:min-label-width="0.25in"/>
        <style:text-properties style:font-name="Symbol"/>
      </text:list-level-style-bullet>
      <text:list-level-style-bullet text:level="5" text:style-name="WW8Num18z1" style:num-suffix="." text:bullet-char="o">
        <style:list-level-properties text:space-before="2.4165in" text:min-label-width="0.25in"/>
        <style:text-properties fo:font-family="'Courier New'" style:font-family-generic="modern" style:font-pitch="fixed"/>
      </text:list-level-style-bullet>
      <text:list-level-style-bullet text:level="6" text:style-name="WW8Num18z2" style:num-suffix="." text:bullet-char="">
        <style:list-level-properties text:space-before="2.9165in" text:min-label-width="0.25in"/>
        <style:text-properties style:font-name="Wingdings"/>
      </text:list-level-style-bullet>
      <text:list-level-style-bullet text:level="7" text:style-name="WW8Num18z3" style:num-suffix="." text:bullet-char="">
        <style:list-level-properties text:space-before="3.4165in" text:min-label-width="0.25in"/>
        <style:text-properties style:font-name="Symbol"/>
      </text:list-level-style-bullet>
      <text:list-level-style-bullet text:level="8" text:style-name="WW8Num18z1" style:num-suffix="." text:bullet-char="o">
        <style:list-level-properties text:space-before="3.9165in" text:min-label-width="0.25in"/>
        <style:text-properties fo:font-family="'Courier New'" style:font-family-generic="modern" style:font-pitch="fixed"/>
      </text:list-level-style-bullet>
      <text:list-level-style-bullet text:level="9" text:style-name="WW8Num18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4165in" text:min-label-width="0.25in"/>
        <style:text-properties style:font-name="Symbol"/>
      </text:list-level-style-bullet>
      <text:list-level-style-bullet text:level="2" text:style-name="WW8Num19z1" style:num-suffix="." text:bullet-char="o">
        <style:list-level-properties text:space-before="0.9165in" text:min-label-width="0.25in"/>
        <style:text-properties fo:font-family="'Courier New'" style:font-family-generic="modern" style:font-pitch="fixed"/>
      </text:list-level-style-bullet>
      <text:list-level-style-bullet text:level="3" text:style-name="WW8Num19z2" style:num-suffix="." text:bullet-char="">
        <style:list-level-properties text:space-before="1.4165in" text:min-label-width="0.25in"/>
        <style:text-properties style:font-name="Wingdings"/>
      </text:list-level-style-bullet>
      <text:list-level-style-bullet text:level="4" text:style-name="WW8Num19z3" style:num-suffix="." text:bullet-char="">
        <style:list-level-properties text:space-before="1.9165in" text:min-label-width="0.25in"/>
        <style:text-properties style:font-name="Symbol"/>
      </text:list-level-style-bullet>
      <text:list-level-style-bullet text:level="5" text:style-name="WW8Num19z1" style:num-suffix="." text:bullet-char="o">
        <style:list-level-properties text:space-before="2.4165in" text:min-label-width="0.25in"/>
        <style:text-properties fo:font-family="'Courier New'" style:font-family-generic="modern" style:font-pitch="fixed"/>
      </text:list-level-style-bullet>
      <text:list-level-style-bullet text:level="6" text:style-name="WW8Num19z2" style:num-suffix="." text:bullet-char="">
        <style:list-level-properties text:space-before="2.9165in" text:min-label-width="0.25in"/>
        <style:text-properties style:font-name="Wingdings"/>
      </text:list-level-style-bullet>
      <text:list-level-style-bullet text:level="7" text:style-name="WW8Num19z3" style:num-suffix="." text:bullet-char="">
        <style:list-level-properties text:space-before="3.4165in" text:min-label-width="0.25in"/>
        <style:text-properties style:font-name="Symbol"/>
      </text:list-level-style-bullet>
      <text:list-level-style-bullet text:level="8" text:style-name="WW8Num19z1" style:num-suffix="." text:bullet-char="o">
        <style:list-level-properties text:space-before="3.9165in" text:min-label-width="0.25in"/>
        <style:text-properties fo:font-family="'Courier New'" style:font-family-generic="modern" style:font-pitch="fixed"/>
      </text:list-level-style-bullet>
      <text:list-level-style-bullet text:level="9" text:style-name="WW8Num19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space-before="0.4165in" text:min-label-width="0.25in"/>
        <style:text-properties style:font-name="Symbol"/>
      </text:list-level-style-bullet>
      <text:list-level-style-bullet text:level="2" text:style-name="WW8Num20z1" style:num-suffix="." text:bullet-char="o">
        <style:list-level-properties text:space-before="0.9165in" text:min-label-width="0.25in"/>
        <style:text-properties fo:font-family="'Courier New'" style:font-family-generic="modern" style:font-pitch="fixed"/>
      </text:list-level-style-bullet>
      <text:list-level-style-bullet text:level="3" text:style-name="WW8Num20z2" style:num-suffix="." text:bullet-char="">
        <style:list-level-properties text:space-before="1.4165in" text:min-label-width="0.25in"/>
        <style:text-properties style:font-name="Wingdings"/>
      </text:list-level-style-bullet>
      <text:list-level-style-bullet text:level="4" text:style-name="WW8Num20z3" style:num-suffix="." text:bullet-char="">
        <style:list-level-properties text:space-before="1.9165in" text:min-label-width="0.25in"/>
        <style:text-properties style:font-name="Symbol"/>
      </text:list-level-style-bullet>
      <text:list-level-style-bullet text:level="5" text:style-name="WW8Num20z1" style:num-suffix="." text:bullet-char="o">
        <style:list-level-properties text:space-before="2.4165in" text:min-label-width="0.25in"/>
        <style:text-properties fo:font-family="'Courier New'" style:font-family-generic="modern" style:font-pitch="fixed"/>
      </text:list-level-style-bullet>
      <text:list-level-style-bullet text:level="6" text:style-name="WW8Num20z2" style:num-suffix="." text:bullet-char="">
        <style:list-level-properties text:space-before="2.9165in" text:min-label-width="0.25in"/>
        <style:text-properties style:font-name="Wingdings"/>
      </text:list-level-style-bullet>
      <text:list-level-style-bullet text:level="7" text:style-name="WW8Num20z3" style:num-suffix="." text:bullet-char="">
        <style:list-level-properties text:space-before="3.4165in" text:min-label-width="0.25in"/>
        <style:text-properties style:font-name="Symbol"/>
      </text:list-level-style-bullet>
      <text:list-level-style-bullet text:level="8" text:style-name="WW8Num20z1" style:num-suffix="." text:bullet-char="o">
        <style:list-level-properties text:space-before="3.9165in" text:min-label-width="0.25in"/>
        <style:text-properties fo:font-family="'Courier New'" style:font-family-generic="modern" style:font-pitch="fixed"/>
      </text:list-level-style-bullet>
      <text:list-level-style-bullet text:level="9" text:style-name="WW8Num20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 style:num-format="">
        <style:list-level-properties text:space-before="0.25in" text:min-label-width="0.25in"/>
      </text:list-level-style-number>
      <text:list-level-style-bullet text:level="2" text:style-name="WW8Num22z1" style:num-suffix="." text:bullet-char="">
        <style:list-level-properties text:space-before="0.5in" text:min-label-width="0.25in"/>
        <style:text-properties style:font-name="Wingdings"/>
      </text:list-level-style-bullet>
      <text:list-level-style-bullet text:level="3" text:style-name="WW8Num22z1" style:num-suffix="." text:bullet-char="">
        <style:list-level-properties text:space-before="0.75in" text:min-label-width="0.25in"/>
        <style:text-properties style:font-name="Wingdings"/>
      </text:list-level-style-bullet>
      <text:list-level-style-bullet text:level="4" text:style-name="WW8Num22z3" style:num-suffix="." text:bullet-char="">
        <style:list-level-properties text:space-before="1in" text:min-label-width="0.25in"/>
        <style:text-properties style:font-name="Symbol"/>
      </text:list-level-style-bullet>
      <text:list-level-style-bullet text:level="5" text:style-name="WW8Num22z3" style:num-suffix="." text:bullet-char="">
        <style:list-level-properties text:space-before="1.25in" text:min-label-width="0.25in"/>
        <style:text-properties style:font-name="Symbol"/>
      </text:list-level-style-bullet>
      <text:list-level-style-bullet text:level="6" text:style-name="WW8Num22z1" style:num-suffix="." text:bullet-char="">
        <style:list-level-properties text:space-before="1.5in" text:min-label-width="0.25in"/>
        <style:text-properties style:font-name="Wingdings"/>
      </text:list-level-style-bullet>
      <text:list-level-style-bullet text:level="7" text:style-name="WW8Num22z1" style:num-suffix="." text:bullet-char="">
        <style:list-level-properties text:space-before="1.75in" text:min-label-width="0.25in"/>
        <style:text-properties style:font-name="Wingdings"/>
      </text:list-level-style-bullet>
      <text:list-level-style-bullet text:level="8" text:style-name="WW8Num22z3" style:num-suffix="." text:bullet-char="">
        <style:list-level-properties text:space-before="2in" text:min-label-width="0.25in"/>
        <style:text-properties style:font-name="Symbol"/>
      </text:list-level-style-bullet>
      <text:list-level-style-bullet text:level="9" text:style-name="WW8Num22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shadow="none" fo:background-color="transparent" style:writing-mode="lr-tb" style:layout-grid-color="#c0c0c0" style:layout-grid-lines="35" style:layout-grid-base-height="0.1665in" style:layout-grid-ruby-height="0.0835in" style:layout-grid-mode="none" style:layout-grid-ruby-below="false" style:layout-grid-print="false" style:layout-grid-display="false"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7$Build-9044</meta:generator>
    <dc:title>Exploration 17 - Character Categories</dc:title>
    <dc:subject>Exploring C++</dc:subject>
    <meta:initial-creator>Ray Lischner</meta:initial-creator>
    <meta:creation-date>2006-03-30T10:01:31</meta:creation-date>
    <dc:creator>Ray Lischner</dc:creator>
    <dc:date>2006-09-22T00:26:27</dc:date>
    <dc:language>en-US</dc:language>
    <meta:editing-cycles>80</meta:editing-cycles>
    <meta:editing-duration>P1DT14H23M18S</meta:editing-duration>
    <meta:user-defined meta:name="codex-configfile">apress-cpp-dox.xml</meta:user-defined>
    <meta:user-defined meta:name="codex-chapter-number">17</meta:user-defined>
    <meta:user-defined meta:name="codex-doxygen"/>
    <meta:user-defined meta:name="Info 4"/>
    <meta:document-statistic meta:table-count="0" meta:image-count="0" meta:object-count="0" meta:page-count="8" meta:paragraph-count="207" meta:word-count="2450" meta:character-count="15239"/>
  </office:meta>
</office:document-meta>
</file>